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1.54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7.2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3.88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7.18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S120:Sheet1.S120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6" table:number-columns-repeated="3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5" calcext:value-type="float">
            <text:p>55,00</text:p>
          </table:table-cell>
          <table:table-cell table:style-name="ce15" office:value-type="string" calcext:value-type="string">
            <text:p>emin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]+([.M2]/20)+([.N2]/240)" office:value-type="float" office:value="30" calcext:value-type="float">
            <text:p>30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1650" calcext:value-type="float">
            <text:p>1 650,0000</text:p>
          </table:table-cell>
          <table:table-cell table:formula="of:=[.S2]-[.T2]" office:value-type="float" office:value="-1650" calcext:value-type="float">
            <text:p>-1650</text:p>
          </table:table-cell>
          <table:table-cell office:value-type="string" calcext:value-type="string">
            <text:p>unité de quantité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450" calcext:value-type="float">
            <text:p>1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1" table:formula="of:=[.L3]+([.M3]/20)+([.N3]/240)" office:value-type="float" office:value="0.225" calcext:value-type="float">
            <text:p>0,225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326.25" calcext:value-type="float">
            <text:p>326,2500</text:p>
          </table:table-cell>
          <table:table-cell table:formula="of:=[.S3]-[.T3]" office:value-type="float" office:value="-326.25" calcext:value-type="float">
            <text:p>-326,25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8000" calcext:value-type="float">
            <text:p>8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4]+([.M4]/20)+([.N4]/240)" office:value-type="float" office:value="0.4" calcext:value-type="float">
            <text:p>0,4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3200" calcext:value-type="float">
            <text:p>3 200,0000</text:p>
          </table:table-cell>
          <table:table-cell table:formula="of:=[.S4]-[.T4]" office:value-type="float" office:value="-3200" calcext:value-type="float">
            <text:p>-320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s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5]+([.M5]/20)+([.N5]/240)" office:value-type="float" office:value="36" calcext:value-type="float">
            <text:p>36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1440" calcext:value-type="float">
            <text:p>1 440,0000</text:p>
          </table:table-cell>
          <table:table-cell table:formula="of:=[.S5]-[.T5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9561" calcext:value-type="float">
            <text:p>19 56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1" table:formula="of:=[.L6]+([.M6]/20)+([.N6]/240)" office:value-type="float" office:value="0.675" calcext:value-type="float">
            <text:p>0,675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13203.675" calcext:value-type="float">
            <text:p>13 203,6750</text:p>
          </table:table-cell>
          <table:table-cell table:formula="of:=[.S6]-[.T6]" office:value-type="float" office:value="-13203.675" calcext:value-type="float">
            <text:p>-13203,68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806" calcext:value-type="float">
            <text:p>80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7]+([.M7]/20)+([.N7]/240)" office:value-type="float" office:value="1" calcext:value-type="float">
            <text:p>1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806" calcext:value-type="float">
            <text:p>806,0000</text:p>
          </table:table-cell>
          <table:table-cell table:formula="of:=[.S7]-[.T7]" office:value-type="float" office:value="-806" calcext:value-type="float">
            <text:p>-806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882" calcext:value-type="float">
            <text:p>7 8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1" table:formula="of:=[.L8]+([.M8]/20)+([.N8]/240)" office:value-type="float" office:value="0.525" calcext:value-type="float">
            <text:p>0,525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4138.05" calcext:value-type="float">
            <text:p>4 138,0500</text:p>
          </table:table-cell>
          <table:table-cell table:formula="of:=[.S8]-[.T8]" office:value-type="float" office:value="-4138.05" calcext:value-type="float">
            <text:p>-4138,05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qu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9]+([.M9]/20)+([.N9]/240)" office:value-type="float" office:value="15" calcext:value-type="float">
            <text:p>15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240" calcext:value-type="float">
            <text:p>240,0000</text:p>
          </table:table-cell>
          <table:table-cell table:formula="of:=[.S9]-[.T9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0]+([.M10]/20)+([.N10]/240)" office:value-type="float" office:value="6" calcext:value-type="float">
            <text:p>6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2400" calcext:value-type="float">
            <text:p>2 400,0000</text:p>
          </table:table-cell>
          <table:table-cell table:formula="of:=[.S10]-[.T10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irs de va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396" calcext:value-type="float">
            <text:p>6 396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1]+([.M11]/20)+([.N11]/240)" office:value-type="float" office:value="15" calcext:value-type="float">
            <text:p>15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95940" calcext:value-type="float">
            <text:p>95 940,0000</text:p>
          </table:table-cell>
          <table:table-cell table:formula="of:=[.S11]-[.T11]" office:value-type="float" office:value="-95940" calcext:value-type="float">
            <text:p>-95940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308" calcext:value-type="float">
            <text:p>7 308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2]+([.M12]/20)+([.N12]/240)" office:value-type="float" office:value="4.5" calcext:value-type="float">
            <text:p>4,5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32886" calcext:value-type="float">
            <text:p>32 886,0000</text:p>
          </table:table-cell>
          <table:table-cell table:formula="of:=[.S12]-[.T12]" office:value-type="float" office:value="-32886" calcext:value-type="float">
            <text:p>-32886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3]+([.M13]/20)+([.N13]/240)" office:value-type="float" office:value="1.5" calcext:value-type="float">
            <text:p>1,5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150" calcext:value-type="float">
            <text:p>150,0000</text:p>
          </table:table-cell>
          <table:table-cell table:formula="of:=[.S13]-[.T13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4488" calcext:value-type="float">
            <text:p>14 4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4]+([.M14]/20)+([.N14]/240)" office:value-type="float" office:value="0.3" calcext:value-type="float">
            <text:p>0,3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4346.4" calcext:value-type="float">
            <text:p>4 346,4000</text:p>
          </table:table-cell>
          <table:table-cell table:formula="of:=[.S14]-[.T14]" office:value-type="float" office:value="-4346.4" calcext:value-type="float">
            <text:p>-4346,4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46" calcext:value-type="float">
            <text:p>146,00</text:p>
          </table:table-cell>
          <table:table-cell office:value-type="string" calcext:value-type="string">
            <text:p>panier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5]+([.M15]/20)+([.N15]/240)" office:value-type="float" office:value="3" calcext:value-type="float">
            <text:p>3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438" calcext:value-type="float">
            <text:p>438,0000</text:p>
          </table:table-cell>
          <table:table-cell table:formula="of:=[.S15]-[.T15]" office:value-type="float" office:value="-438" calcext:value-type="float">
            <text:p>-438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2360" calcext:value-type="float">
            <text:p>32 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6]+([.M16]/20)+([.N16]/240)" office:value-type="float" office:value="0.5" calcext:value-type="float">
            <text:p>0,5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16180" calcext:value-type="float">
            <text:p>16 180,0000</text:p>
          </table:table-cell>
          <table:table-cell table:formula="of:=[.S16]-[.T16]" office:value-type="float" office:value="-16180" calcext:value-type="float">
            <text:p>-16180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7]+([.M17]/20)+([.N17]/240)" office:value-type="float" office:value="0.3" calcext:value-type="float">
            <text:p>0,3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360" calcext:value-type="float">
            <text:p>360,0000</text:p>
          </table:table-cell>
          <table:table-cell table:formula="of:=[.S17]-[.T17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18]+([.M18]/20)+([.N18]/240)" office:value-type="float" office:value="1.2" calcext:value-type="float">
            <text:p>1,2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72" calcext:value-type="float">
            <text:p>72,0000</text:p>
          </table:table-cell>
          <table:table-cell table:formula="of:=[.S18]-[.T18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25" calcext:value-type="float">
            <text:p>525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1" table:formula="of:=[.L19]+([.M19]/20)+([.N19]/240)" office:value-type="float" office:value="2.4" calcext:value-type="float">
            <text:p>2,4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1260" calcext:value-type="float">
            <text:p>1 260,0000</text:p>
          </table:table-cell>
          <table:table-cell table:formula="of:=[.S19]-[.T19]" office:value-type="float" office:value="-1260" calcext:value-type="float">
            <text:p>-1260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eg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0]+([.M20]/20)+([.N20]/240)" office:value-type="float" office:value="0.75" calcext:value-type="float">
            <text:p>0,75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27.75" calcext:value-type="float">
            <text:p>27,7500</text:p>
          </table:table-cell>
          <table:table-cell table:formula="of:=[.S20]-[.T20]" office:value-type="float" office:value="-27.75" calcext:value-type="float">
            <text:p>-27,75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21]+([.M21]/20)+([.N21]/240)" office:value-type="float" office:value="0" calcext:value-type="float">
            <text:p>0,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P21]+0.05*[.Q21]+[.R21]/240" office:value-type="float" office:value="1200" calcext:value-type="float">
            <text:p>1200</text:p>
          </table:table-cell>
          <table:table-cell table:formula="of:=[.J21]*[.O21]" office:value-type="float" office:value="0" calcext:value-type="float">
            <text:p>0,0000</text:p>
          </table:table-cell>
          <table:table-cell table:formula="of:=[.S21]-[.T21]" office:value-type="float" office:value="1200" calcext:value-type="float">
            <text:p>1200</text:p>
          </table:table-cell>
          <table:table-cell office:value-type="string" calcext:value-type="string">
            <text:p>valeur de 1200L</text:p>
          </table:table-cell>
          <table:table-cell table:number-columns-repeated="100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8900" calcext:value-type="float">
            <text:p>18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22]+([.M22]/20)+([.N22]/240)" office:value-type="float" office:value="0.15" calcext:value-type="float">
            <text:p>0,15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2835" calcext:value-type="float">
            <text:p>2 835,0000</text:p>
          </table:table-cell>
          <table:table-cell table:formula="of:=[.S22]-[.T22]" office:value-type="float" office:value="-2835" calcext:value-type="float">
            <text:p>-2835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3]+([.M23]/20)+([.N23]/240)" office:value-type="float" office:value="0.35" calcext:value-type="float">
            <text:p>0,35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210" calcext:value-type="float">
            <text:p>210,0000</text:p>
          </table:table-cell>
          <table:table-cell table:formula="of:=[.S23]-[.T23]" office:value-type="float" office:value="-210" calcext:value-type="float">
            <text:p>-21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9" calcext:value-type="float">
            <text:p>49,00</text:p>
          </table:table-cell>
          <table:table-cell office:value-type="string" calcext:value-type="string">
            <text:p>millier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24]+([.M24]/20)+([.N24]/240)" office:value-type="float" office:value="1.75" calcext:value-type="float">
            <text:p>1,75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85.75" calcext:value-type="float">
            <text:p>85,7500</text:p>
          </table:table-cell>
          <table:table-cell table:formula="of:=[.S24]-[.T24]" office:value-type="float" office:value="-85.75" calcext:value-type="float">
            <text:p>-85,75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oeuf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5]+([.M25]/20)+([.N25]/240)" office:value-type="float" office:value="0.25" calcext:value-type="float">
            <text:p>0,25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25" calcext:value-type="float">
            <text:p>25,0000</text:p>
          </table:table-cell>
          <table:table-cell table:formula="of:=[.S25]-[.T25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d'envelop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28" calcext:value-type="float">
            <text:p>228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6]+([.M26]/20)+([.N26]/240)" office:value-type="float" office:value="2" calcext:value-type="float">
            <text:p>2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456" calcext:value-type="float">
            <text:p>456,0000</text:p>
          </table:table-cell>
          <table:table-cell table:formula="of:=[.S26]-[.T26]" office:value-type="float" office:value="-456" calcext:value-type="float">
            <text:p>-456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uzaines</text:p>
          </table:table-cell>
          <table:table-cell office:value-type="float" office:value="31" calcext:value-type="float">
            <text:p>31,000</text:p>
          </table:table-cell>
          <table:table-cell table:number-columns-repeated="2"/>
          <table:table-cell table:style-name="ce21" table:formula="of:=[.L27]+([.M27]/20)+([.N27]/240)" office:value-type="float" office:value="31" calcext:value-type="float">
            <text:p>31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465" calcext:value-type="float">
            <text:p>465,0000</text:p>
          </table:table-cell>
          <table:table-cell table:formula="of:=[.S27]-[.T27]" office:value-type="float" office:value="-465" calcext:value-type="float">
            <text:p>-465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920" calcext:value-type="float">
            <text:p>9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1" table:formula="of:=[.L28]+([.M28]/20)+([.N28]/240)" office:value-type="float" office:value="1.6" calcext:value-type="float">
            <text:p>1,6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1472" calcext:value-type="float">
            <text:p>1 472,0000</text:p>
          </table:table-cell>
          <table:table-cell table:formula="of:=[.S28]-[.T28]" office:value-type="float" office:value="-1472" calcext:value-type="float">
            <text:p>-1472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rais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1" table:formula="of:=[.L29]+([.M29]/20)+([.N29]/240)" office:value-type="float" office:value="0.075" calcext:value-type="float">
            <text:p>0,075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67.5" calcext:value-type="float">
            <text:p>67,5000</text:p>
          </table:table-cell>
          <table:table-cell table:formula="of:=[.S29]-[.T29]" office:value-type="float" office:value="-67.5" calcext:value-type="float">
            <text:p>-67,5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96" calcext:value-type="float">
            <text:p>596,00</text:p>
          </table:table-cell>
          <table:table-cell office:value-type="string" calcext:value-type="string">
            <text:p>demies caisses</text:p>
          </table:table-cell>
          <table:table-cell office:value-type="float" office:value="62" calcext:value-type="float">
            <text:p>62,000</text:p>
          </table:table-cell>
          <table:table-cell table:number-columns-repeated="2"/>
          <table:table-cell table:style-name="ce21" table:formula="of:=[.L30]+([.M30]/20)+([.N30]/240)" office:value-type="float" office:value="62" calcext:value-type="float">
            <text:p>62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36952" calcext:value-type="float">
            <text:p>36 952,0000</text:p>
          </table:table-cell>
          <table:table-cell table:formula="of:=[.S30]-[.T30]" office:value-type="float" office:value="-36952" calcext:value-type="float">
            <text:p>-36952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tonneaux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31]+([.M31]/20)+([.N31]/240)" office:value-type="float" office:value="35" calcext:value-type="float">
            <text:p>35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3535" calcext:value-type="float">
            <text:p>3 535,0000</text:p>
          </table:table-cell>
          <table:table-cell table:formula="of:=[.S31]-[.T31]" office:value-type="float" office:value="-3535" calcext:value-type="float">
            <text:p>-3535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40" calcext:value-type="float">
            <text:p>1 04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2]+([.M32]/20)+([.N32]/240)" office:value-type="float" office:value="4" calcext:value-type="float">
            <text:p>4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4160" calcext:value-type="float">
            <text:p>4 160,0000</text:p>
          </table:table-cell>
          <table:table-cell table:formula="of:=[.S32]-[.T32]" office:value-type="float" office:value="-4160" calcext:value-type="float">
            <text:p>-416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irop méla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2300" calcext:value-type="float">
            <text:p>32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33]+([.M33]/20)+([.N33]/240)" office:value-type="float" office:value="0.45" calcext:value-type="float">
            <text:p>0,45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14535" calcext:value-type="float">
            <text:p>14 535,0000</text:p>
          </table:table-cell>
          <table:table-cell table:formula="of:=[.S33]-[.T33]" office:value-type="float" office:value="-14535" calcext:value-type="float">
            <text:p>-14535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48950" calcext:value-type="float">
            <text:p>148 9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34]+([.M34]/20)+([.N34]/240)" office:value-type="float" office:value="0.35" calcext:value-type="float">
            <text:p>0,35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52132.5" calcext:value-type="float">
            <text:p>52 132,5000</text:p>
          </table:table-cell>
          <table:table-cell table:formula="of:=[.S34]-[.T34]" office:value-type="float" office:value="-52132.5" calcext:value-type="float">
            <text:p>-52132,5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5]+([.M35]/20)+([.N35]/240)" office:value-type="float" office:value="0.5" calcext:value-type="float">
            <text:p>0,5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250" calcext:value-type="float">
            <text:p>250,0000</text:p>
          </table:table-cell>
          <table:table-cell table:formula="of:=[.S35]-[.T35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39412" calcext:value-type="float">
            <text:p>139 4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1" table:formula="of:=[.L36]+([.M36]/20)+([.N36]/240)" office:value-type="float" office:value="1.6" calcext:value-type="float">
            <text:p>1,6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223059.2" calcext:value-type="float">
            <text:p>223 059,2000</text:p>
          </table:table-cell>
          <table:table-cell table:formula="of:=[.S36]-[.T36]" office:value-type="float" office:value="-223059.2" calcext:value-type="float">
            <text:p>-223059,2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7]+([.M37]/20)+([.N37]/240)" office:value-type="float" office:value="1.5" calcext:value-type="float">
            <text:p>1,5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750" calcext:value-type="float">
            <text:p>750,0000</text:p>
          </table:table-cell>
          <table:table-cell table:formula="of:=[.S37]-[.T37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c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38]+([.M38]/20)+([.N38]/240)" office:value-type="float" office:value="50" calcext:value-type="float">
            <text:p>50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6250" calcext:value-type="float">
            <text:p>6 250,0000</text:p>
          </table:table-cell>
          <table:table-cell table:formula="of:=[.S38]-[.T38]" office:value-type="float" office:value="-6250" calcext:value-type="float">
            <text:p>-6250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39]+([.M39]/20)+([.N39]/240)" office:value-type="float" office:value="1.25" calcext:value-type="float">
            <text:p>1,25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187.5" calcext:value-type="float">
            <text:p>187,5000</text:p>
          </table:table-cell>
          <table:table-cell table:formula="of:=[.S39]-[.T39]" office:value-type="float" office:value="-187.5" calcext:value-type="float">
            <text:p>-187,5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5636" calcext:value-type="float">
            <text:p>45 636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1" table:formula="of:=[.L40]+([.M40]/20)+([.N40]/240)" office:value-type="float" office:value="0.95" calcext:value-type="float">
            <text:p>0,95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43354.2" calcext:value-type="float">
            <text:p>43 354,2000</text:p>
          </table:table-cell>
          <table:table-cell table:formula="of:=[.S40]-[.T40]" office:value-type="float" office:value="-43354.2" calcext:value-type="float">
            <text:p>-43354,2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Langue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41]+([.M41]/20)+([.N41]/240)" office:value-type="float" office:value="1.15" calcext:value-type="float">
            <text:p>1,15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230" calcext:value-type="float">
            <text:p>230,0000</text:p>
          </table:table-cell>
          <table:table-cell table:formula="of:=[.S41]-[.T41]" office:value-type="float" office:value="-230" calcext:value-type="float">
            <text:p>-23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1" table:formula="of:=[.L42]+([.M42]/20)+([.N42]/240)" office:value-type="float" office:value="0.95" calcext:value-type="float">
            <text:p>0,95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285" calcext:value-type="float">
            <text:p>285,0000</text:p>
          </table:table-cell>
          <table:table-cell table:formula="of:=[.S42]-[.T42]" office:value-type="float" office:value="-285" calcext:value-type="float">
            <text:p>-285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43]+([.M43]/20)+([.N43]/240)" office:value-type="float" office:value="5" calcext:value-type="float">
            <text:p>5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500" calcext:value-type="float">
            <text:p>500,0000</text:p>
          </table:table-cell>
          <table:table-cell table:formula="of:=[.S43]-[.T43]" office:value-type="float" office:value="-500" calcext:value-type="float">
            <text:p>-500</text:p>
          </table:table-cell>
          <table:table-cell table:style-name="ce28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400" calcext:value-type="float">
            <text:p>3 4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4]+([.M44]/20)+([.N44]/240)" office:value-type="float" office:value="1" calcext:value-type="float">
            <text:p>1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3400" calcext:value-type="float">
            <text:p>3 400,0000</text:p>
          </table:table-cell>
          <table:table-cell table:formula="of:=[.S44]-[.T44]" office:value-type="float" office:value="-3400" calcext:value-type="float">
            <text:p>-3400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fil et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5]+([.M45]/20)+([.N45]/240)" office:value-type="float" office:value="3" calcext:value-type="float">
            <text:p>3,0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900" calcext:value-type="float">
            <text:p>900,0000</text:p>
          </table:table-cell>
          <table:table-cell table:formula="of:=[.S45]-[.T45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serpili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390" calcext:value-type="float">
            <text:p>4 39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46]+([.M46]/20)+([.N46]/240)" office:value-type="float" office:value="0.4" calcext:value-type="float">
            <text:p>0,4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756" calcext:value-type="float">
            <text:p>1 756,0000</text:p>
          </table:table-cell>
          <table:table-cell table:formula="of:=[.S46]-[.T46]" office:value-type="float" office:value="-1756" calcext:value-type="float">
            <text:p>-1756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47]+([.M47]/20)+([.N47]/240)" office:value-type="float" office:value="50" calcext:value-type="float">
            <text:p>50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2250" calcext:value-type="float">
            <text:p>2 250,0000</text:p>
          </table:table-cell>
          <table:table-cell table:formula="of:=[.S47]-[.T47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Barcelo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48]+([.M48]/20)+([.N48]/240)" office:value-type="float" office:value="60" calcext:value-type="float">
            <text:p>60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60" calcext:value-type="float">
            <text:p>60,0000</text:p>
          </table:table-cell>
          <table:table-cell table:formula="of:=[.S48]-[.T48]" office:value-type="float" office:value="-60" calcext:value-type="float">
            <text:p>-6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7" calcext:value-type="float">
            <text:p>157,00</text:p>
          </table:table-cell>
          <table:table-cell office:value-type="string" calcext:value-type="string">
            <text:p>ba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49]+([.M49]/20)+([.N49]/240)" office:value-type="float" office:value="90" calcext:value-type="float">
            <text:p>90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14130" calcext:value-type="float">
            <text:p>14 130,0000</text:p>
          </table:table-cell>
          <table:table-cell table:formula="of:=[.S49]-[.T49]" office:value-type="float" office:value="-14130" calcext:value-type="float">
            <text:p>-14130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50]+([.M50]/20)+([.N50]/240)" office:value-type="float" office:value="4.5" calcext:value-type="float">
            <text:p>4,5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450" calcext:value-type="float">
            <text:p>450,0000</text:p>
          </table:table-cell>
          <table:table-cell table:formula="of:=[.S50]-[.T50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3" calcext:value-type="float">
            <text:p>183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51]+([.M51]/20)+([.N51]/240)" office:value-type="float" office:value="24" calcext:value-type="float">
            <text:p>24,0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4392" calcext:value-type="float">
            <text:p>4 392,0000</text:p>
          </table:table-cell>
          <table:table-cell table:formula="of:=[.S51]-[.T51]" office:value-type="float" office:value="-4392" calcext:value-type="float">
            <text:p>-4392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10" calcext:value-type="float">
            <text:p>6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52]+([.M52]/20)+([.N52]/240)" office:value-type="float" office:value="0.2" calcext:value-type="float">
            <text:p>0,2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22" calcext:value-type="float">
            <text:p>122,0000</text:p>
          </table:table-cell>
          <table:table-cell table:formula="of:=[.S52]-[.T52]" office:value-type="float" office:value="-122" calcext:value-type="float">
            <text:p>-122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292" calcext:value-type="float">
            <text:p>11 2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53]+([.M53]/20)+([.N53]/240)" office:value-type="float" office:value="0.4" calcext:value-type="float">
            <text:p>0,4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4516.8" calcext:value-type="float">
            <text:p>4 516,8000</text:p>
          </table:table-cell>
          <table:table-cell table:formula="of:=[.S53]-[.T53]" office:value-type="float" office:value="-4516.8" calcext:value-type="float">
            <text:p>-4516,8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9600" calcext:value-type="float">
            <text:p>249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54]+([.M54]/20)+([.N54]/240)" office:value-type="float" office:value="0.1" calcext:value-type="float">
            <text:p>0,1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24960" calcext:value-type="float">
            <text:p>24 960,0000</text:p>
          </table:table-cell>
          <table:table-cell table:formula="of:=[.S54]-[.T54]" office:value-type="float" office:value="-24960" calcext:value-type="float">
            <text:p>-2496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1" table:formula="of:=[.L55]+([.M55]/20)+([.N55]/240)" office:value-type="float" office:value="2.1" calcext:value-type="float">
            <text:p>2,1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98.7" calcext:value-type="float">
            <text:p>98,7000</text:p>
          </table:table-cell>
          <table:table-cell table:formula="of:=[.S55]-[.T55]" office:value-type="float" office:value="-98.7" calcext:value-type="float">
            <text:p>-98,7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n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56]+([.M56]/20)+([.N56]/240)" office:value-type="float" office:value="8" calcext:value-type="float">
            <text:p>8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800" calcext:value-type="float">
            <text:p>800,0000</text:p>
          </table:table-cell>
          <table:table-cell table:formula="of:=[.S56]-[.T56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uss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6" calcext:value-type="float">
            <text:p>156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57]+([.M57]/20)+([.N57]/240)" office:value-type="float" office:value="1.2" calcext:value-type="float">
            <text:p>1,2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187.2" calcext:value-type="float">
            <text:p>187,2000</text:p>
          </table:table-cell>
          <table:table-cell table:formula="of:=[.S57]-[.T57]" office:value-type="float" office:value="-187.2" calcext:value-type="float">
            <text:p>-187,2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644" calcext:value-type="float">
            <text:p>8 644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58]+([.M58]/20)+([.N58]/240)" office:value-type="float" office:value="7" calcext:value-type="float">
            <text:p>7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60508" calcext:value-type="float">
            <text:p>60 508,0000</text:p>
          </table:table-cell>
          <table:table-cell table:formula="of:=[.S58]-[.T58]" office:value-type="float" office:value="-60508" calcext:value-type="float">
            <text:p>-60508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irs de boeufs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893" calcext:value-type="float">
            <text:p>18 893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9]+([.M59]/20)+([.N59]/240)" office:value-type="float" office:value="30" calcext:value-type="float">
            <text:p>30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566790" calcext:value-type="float">
            <text:p>566 790,0000</text:p>
          </table:table-cell>
          <table:table-cell table:formula="of:=[.S59]-[.T59]" office:value-type="float" office:value="-566790" calcext:value-type="float">
            <text:p>-56679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60]+([.M60]/20)+([.N60]/240)" office:value-type="float" office:value="0" calcext:value-type="float">
            <text:p>0,000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[.P60]+0.05*[.Q60]+[.R60]/240" office:value-type="float" office:value="700" calcext:value-type="float">
            <text:p>700</text:p>
          </table:table-cell>
          <table:table-cell table:formula="of:=[.J60]*[.O60]" office:value-type="float" office:value="0" calcext:value-type="float">
            <text:p>0,0000</text:p>
          </table:table-cell>
          <table:table-cell table:formula="of:=[.S60]-[.T60]" office:value-type="float" office:value="700" calcext:value-type="float">
            <text:p>700</text:p>
          </table:table-cell>
          <table:table-cell office:value-type="string" calcext:value-type="string">
            <text:p>valeur de 700L</text:p>
          </table:table-cell>
          <table:table-cell table:number-columns-repeated="100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6200" calcext:value-type="float">
            <text:p>16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61]+([.M61]/20)+([.N61]/240)" office:value-type="float" office:value="0.3" calcext:value-type="float">
            <text:p>0,3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4860" calcext:value-type="float">
            <text:p>4 860,0000</text:p>
          </table:table-cell>
          <table:table-cell table:formula="of:=[.S61]-[.T61]" office:value-type="float" office:value="-4860" calcext:value-type="float">
            <text:p>-486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91" calcext:value-type="float">
            <text:p>6 0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62]+([.M62]/20)+([.N62]/240)" office:value-type="float" office:value="0.3" calcext:value-type="float">
            <text:p>0,3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1827.3" calcext:value-type="float">
            <text:p>1 827,3000</text:p>
          </table:table-cell>
          <table:table-cell table:formula="of:=[.S62]-[.T62]" office:value-type="float" office:value="-1827.3" calcext:value-type="float">
            <text:p>-1827,3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nchettes brod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1" calcext:value-type="float">
            <text:p>121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63]+([.M63]/20)+([.N63]/240)" office:value-type="float" office:value="4" calcext:value-type="float">
            <text:p>4,0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484" calcext:value-type="float">
            <text:p>484,0000</text:p>
          </table:table-cell>
          <table:table-cell table:formula="of:=[.S63]-[.T63]" office:value-type="float" office:value="-484" calcext:value-type="float">
            <text:p>-484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/>
          <table:table-cell table:style-name="ce13"/>
          <table:table-cell table:number-columns-repeated="3"/>
          <table:table-cell table:style-name="ce21" table:formula="of:=[.L64]+([.M64]/20)+([.N64]/240)" office:value-type="float" office:value="0" calcext:value-type="float">
            <text:p>0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0" calcext:value-type="float">
            <text:p>0,0000</text:p>
          </table:table-cell>
          <table:table-cell table:formula="of:=[.S64]-[.T64]" office:value-type="float" office:value="0" calcext:value-type="float">
            <text:p>0</text:p>
          </table:table-cell>
          <table:table-cell office:value-type="string" calcext:value-type="string">
            <text:p>prix absent</text:p>
          </table:table-cell>
          <table:table-cell table:number-columns-repeated="100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choir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douzain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65]+([.M65]/20)+([.N65]/240)" office:value-type="float" office:value="30" calcext:value-type="float">
            <text:p>30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600" calcext:value-type="float">
            <text:p>600,0000</text:p>
          </table:table-cell>
          <table:table-cell table:formula="of:=[.S65]-[.T65]" office:value-type="float" office:value="-600" calcext:value-type="float">
            <text:p>-60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tonneaux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66]+([.M66]/20)+([.N66]/240)" office:value-type="float" office:value="120" calcext:value-type="float">
            <text:p>120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1560" calcext:value-type="float">
            <text:p>1 560,0000</text:p>
          </table:table-cell>
          <table:table-cell table:formula="of:=[.S66]-[.T66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balles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1" table:formula="of:=[.L67]+([.M67]/20)+([.N67]/240)" office:value-type="float" office:value="42" calcext:value-type="float">
            <text:p>42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924" calcext:value-type="float">
            <text:p>924,0000</text:p>
          </table:table-cell>
          <table:table-cell table:formula="of:=[.S67]-[.T67]" office:value-type="float" office:value="-924" calcext:value-type="float">
            <text:p>-924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68" calcext:value-type="float">
            <text:p>1 768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68]+([.M68]/20)+([.N68]/240)" office:value-type="float" office:value="4" calcext:value-type="float">
            <text:p>4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7072" calcext:value-type="float">
            <text:p>7 072,0000</text:p>
          </table:table-cell>
          <table:table-cell table:formula="of:=[.S68]-[.T68]" office:value-type="float" office:value="-7072" calcext:value-type="float">
            <text:p>-7072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ram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69]+([.M69]/20)+([.N69]/240)" office:value-type="float" office:value="5" calcext:value-type="float">
            <text:p>5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600" calcext:value-type="float">
            <text:p>600,0000</text:p>
          </table:table-cell>
          <table:table-cell table:formula="of:=[.S69]-[.T69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0" calcext:value-type="float">
            <text:p>280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70]+([.M70]/20)+([.N70]/240)" office:value-type="float" office:value="6" calcext:value-type="float">
            <text:p>6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1680" calcext:value-type="float">
            <text:p>1 680,0000</text:p>
          </table:table-cell>
          <table:table-cell table:formula="of:=[.S70]-[.T70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eaux de genisse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01" calcext:value-type="float">
            <text:p>1 801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71]+([.M71]/20)+([.N71]/240)" office:value-type="float" office:value="7" calcext:value-type="float">
            <text:p>7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12607" calcext:value-type="float">
            <text:p>12 607,0000</text:p>
          </table:table-cell>
          <table:table-cell table:formula="of:=[.S71]-[.T71]" office:value-type="float" office:value="-12607" calcext:value-type="float">
            <text:p>-12607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520" calcext:value-type="float">
            <text:p>2 5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style-name="ce21" table:formula="of:=[.L72]+([.M72]/20)+([.N72]/240)" office:value-type="float" office:value="1.55" calcext:value-type="float">
            <text:p>1,55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3906" calcext:value-type="float">
            <text:p>3 906,0000</text:p>
          </table:table-cell>
          <table:table-cell table:formula="of:=[.S72]-[.T72]" office:value-type="float" office:value="-3906" calcext:value-type="float">
            <text:p>-3906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aindo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75" calcext:value-type="float">
            <text:p>4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73]+([.M73]/20)+([.N73]/240)" office:value-type="float" office:value="0.5" calcext:value-type="float">
            <text:p>0,5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237.5" calcext:value-type="float">
            <text:p>237,5000</text:p>
          </table:table-cell>
          <table:table-cell table:formula="of:=[.S73]-[.T73]" office:value-type="float" office:value="-237.5" calcext:value-type="float">
            <text:p>-237,5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401" calcext:value-type="float">
            <text:p>3 40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74]+([.M74]/20)+([.N74]/240)" office:value-type="float" office:value="0.05" calcext:value-type="float">
            <text:p>0,05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170.05" calcext:value-type="float">
            <text:p>170,0500</text:p>
          </table:table-cell>
          <table:table-cell table:formula="of:=[.S74]-[.T74]" office:value-type="float" office:value="-170.05" calcext:value-type="float">
            <text:p>-170,05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ba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aul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75]+([.M75]/20)+([.N75]/240)" office:value-type="float" office:value="6" calcext:value-type="float">
            <text:p>6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2160" calcext:value-type="float">
            <text:p>2 160,0000</text:p>
          </table:table-cell>
          <table:table-cell table:formula="of:=[.S75]-[.T75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blanch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76]+([.M76]/20)+([.N76]/240)" office:value-type="float" office:value="2" calcext:value-type="float">
            <text:p>2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1000" calcext:value-type="float">
            <text:p>1 000,0000</text:p>
          </table:table-cell>
          <table:table-cell table:formula="of:=[.S76]-[.T76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5707.75" calcext:value-type="float">
            <text:p>35 707,75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77]+([.M77]/20)+([.N77]/240)" office:value-type="float" office:value="1.5" calcext:value-type="float">
            <text:p>1,5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53561.625" calcext:value-type="float">
            <text:p>53 561,6250</text:p>
          </table:table-cell>
          <table:table-cell table:formula="of:=[.S77]-[.T77]" office:value-type="float" office:value="-53561.625" calcext:value-type="float">
            <text:p>-53561,63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9362" calcext:value-type="float">
            <text:p>29 36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78]+([.M78]/20)+([.N78]/240)" office:value-type="float" office:value="1" calcext:value-type="float">
            <text:p>1,0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29362" calcext:value-type="float">
            <text:p>29 362,0000</text:p>
          </table:table-cell>
          <table:table-cell table:formula="of:=[.S78]-[.T78]" office:value-type="float" office:value="-29362" calcext:value-type="float">
            <text:p>-29362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coul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374" calcext:value-type="float">
            <text:p>7 374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79]+([.M79]/20)+([.N79]/240)" office:value-type="float" office:value="1" calcext:value-type="float">
            <text:p>1,0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7374" calcext:value-type="float">
            <text:p>7 374,0000</text:p>
          </table:table-cell>
          <table:table-cell table:formula="of:=[.S79]-[.T79]" office:value-type="float" office:value="-7374" calcext:value-type="float">
            <text:p>-7374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80]+([.M80]/20)+([.N80]/240)" office:value-type="float" office:value="50" calcext:value-type="float">
            <text:p>50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6600" calcext:value-type="float">
            <text:p>6 600,0000</text:p>
          </table:table-cell>
          <table:table-cell table:formula="of:=[.S80]-[.T80]" office:value-type="float" office:value="-6600" calcext:value-type="float">
            <text:p>-6600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3708" calcext:value-type="float">
            <text:p>183 70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81]+([.M81]/20)+([.N81]/240)" office:value-type="float" office:value="1.5" calcext:value-type="float">
            <text:p>1,5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275562" calcext:value-type="float">
            <text:p>275 562,0000</text:p>
          </table:table-cell>
          <table:table-cell table:formula="of:=[.S81]-[.T81]" office:value-type="float" office:value="-275562" calcext:value-type="float">
            <text:p>-275562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iver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6714" calcext:value-type="float">
            <text:p>66 714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82]+([.M82]/20)+([.N82]/240)" office:value-type="float" office:value="1" calcext:value-type="float">
            <text:p>1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66714" calcext:value-type="float">
            <text:p>66 714,0000</text:p>
          </table:table-cell>
          <table:table-cell table:formula="of:=[.S82]-[.T82]" office:value-type="float" office:value="-66714" calcext:value-type="float">
            <text:p>-66714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entr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232" calcext:value-type="float">
            <text:p>8 23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83]+([.M83]/20)+([.N83]/240)" office:value-type="float" office:value="1.5" calcext:value-type="float">
            <text:p>1,5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12348" calcext:value-type="float">
            <text:p>12 348,0000</text:p>
          </table:table-cell>
          <table:table-cell table:formula="of:=[.S83]-[.T83]" office:value-type="float" office:value="-12348" calcext:value-type="float">
            <text:p>-12348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90400" calcext:value-type="float">
            <text:p>590 400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84]+([.M84]/20)+([.N84]/240)" office:value-type="float" office:value="6.25" calcext:value-type="float">
            <text:p>6,25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3690000" calcext:value-type="float">
            <text:p>3 690 000,0000</text:p>
          </table:table-cell>
          <table:table-cell table:formula="of:=[.S84]-[.T84]" office:value-type="float" office:value="-3690000" calcext:value-type="float">
            <text:p>-3690000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é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7914" calcext:value-type="float">
            <text:p>67 914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85]+([.M85]/20)+([.N85]/240)" office:value-type="float" office:value="1.25" calcext:value-type="float">
            <text:p>1,25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84892.5" calcext:value-type="float">
            <text:p>84 892,5000</text:p>
          </table:table-cell>
          <table:table-cell table:formula="of:=[.S85]-[.T85]" office:value-type="float" office:value="-84892.5" calcext:value-type="float">
            <text:p>-84892,5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75402" calcext:value-type="float">
            <text:p>1 475 40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86]+([.M86]/20)+([.N86]/240)" office:value-type="float" office:value="1.4" calcext:value-type="float">
            <text:p>1,4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2065562.8" calcext:value-type="float">
            <text:p>2 065 562,8000</text:p>
          </table:table-cell>
          <table:table-cell table:formula="of:=[.S86]-[.T86]" office:value-type="float" office:value="-2065562.8" calcext:value-type="float">
            <text:p>-2065562,8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93" calcext:value-type="float">
            <text:p>1 193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1" table:formula="of:=[.L87]+([.M87]/20)+([.N87]/240)" office:value-type="float" office:value="0.95" calcext:value-type="float">
            <text:p>0,9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133.35" calcext:value-type="float">
            <text:p>1 133,3500</text:p>
          </table:table-cell>
          <table:table-cell table:formula="of:=[.S87]-[.T87]" office:value-type="float" office:value="-1133.35" calcext:value-type="float">
            <text:p>-1133,35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Langue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12" calcext:value-type="float">
            <text:p>1 01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88]+([.M88]/20)+([.N88]/240)" office:value-type="float" office:value="1.15" calcext:value-type="float">
            <text:p>1,15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1163.8" calcext:value-type="float">
            <text:p>1 163,8000</text:p>
          </table:table-cell>
          <table:table-cell table:formula="of:=[.S88]-[.T88]" office:value-type="float" office:value="-1163.8" calcext:value-type="float">
            <text:p>-1163,8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7811" calcext:value-type="float">
            <text:p>47 811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89]+([.M89]/20)+([.N89]/240)" office:value-type="float" office:value="2" calcext:value-type="float">
            <text:p>2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95622" calcext:value-type="float">
            <text:p>95 622,0000</text:p>
          </table:table-cell>
          <table:table-cell table:formula="of:=[.S89]-[.T89]" office:value-type="float" office:value="-95622" calcext:value-type="float">
            <text:p>-95622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160" calcext:value-type="float">
            <text:p>3 16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90]+([.M90]/20)+([.N90]/240)" office:value-type="float" office:value="1.3" calcext:value-type="float">
            <text:p>1,3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4108" calcext:value-type="float">
            <text:p>4 108,0000</text:p>
          </table:table-cell>
          <table:table-cell table:formula="of:=[.S90]-[.T90]" office:value-type="float" office:value="-4108" calcext:value-type="float">
            <text:p>-4108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Le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98" calcext:value-type="float">
            <text:p>1 59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91]+([.M91]/20)+([.N91]/240)" office:value-type="float" office:value="1.25" calcext:value-type="float">
            <text:p>1,25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1997.5" calcext:value-type="float">
            <text:p>1 997,5000</text:p>
          </table:table-cell>
          <table:table-cell table:formula="of:=[.S91]-[.T91]" office:value-type="float" office:value="-1997.5" calcext:value-type="float">
            <text:p>-1997,5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Me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3" calcext:value-type="float">
            <text:p>223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92]+([.M92]/20)+([.N92]/240)" office:value-type="float" office:value="2" calcext:value-type="float">
            <text:p>2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446" calcext:value-type="float">
            <text:p>446,0000</text:p>
          </table:table-cell>
          <table:table-cell table:formula="of:=[.S92]-[.T92]" office:value-type="float" office:value="-446" calcext:value-type="float">
            <text:p>-446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93]+([.M93]/20)+([.N93]/240)" office:value-type="float" office:value="1.5" calcext:value-type="float">
            <text:p>1,5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68" calcext:value-type="float">
            <text:p>168,0000</text:p>
          </table:table-cell>
          <table:table-cell table:formula="of:=[.S93]-[.T93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'Olo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190" calcext:value-type="float">
            <text:p>2 19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94]+([.M94]/20)+([.N94]/240)" office:value-type="float" office:value="1.25" calcext:value-type="float">
            <text:p>1,25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737.5" calcext:value-type="float">
            <text:p>2 737,5000</text:p>
          </table:table-cell>
          <table:table-cell table:formula="of:=[.S94]-[.T94]" office:value-type="float" office:value="-2737.5" calcext:value-type="float">
            <text:p>-2737,5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1944" calcext:value-type="float">
            <text:p>41 944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95]+([.M95]/20)+([.N95]/240)" office:value-type="float" office:value="1" calcext:value-type="float">
            <text:p>1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41944" calcext:value-type="float">
            <text:p>41 944,0000</text:p>
          </table:table-cell>
          <table:table-cell table:formula="of:=[.S95]-[.T95]" office:value-type="float" office:value="-41944" calcext:value-type="float">
            <text:p>-41944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ro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1" calcext:value-type="float">
            <text:p>151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96]+([.M96]/20)+([.N96]/240)" office:value-type="float" office:value="1.5" calcext:value-type="float">
            <text:p>1,5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226.5" calcext:value-type="float">
            <text:p>226,5000</text:p>
          </table:table-cell>
          <table:table-cell table:formula="of:=[.S96]-[.T96]" office:value-type="float" office:value="-226.5" calcext:value-type="float">
            <text:p>-226,5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398" calcext:value-type="float">
            <text:p>6 39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1" table:formula="of:=[.L97]+([.M97]/20)+([.N97]/240)" office:value-type="float" office:value="0.95" calcext:value-type="float">
            <text:p>0,95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6078.1" calcext:value-type="float">
            <text:p>6 078,1000</text:p>
          </table:table-cell>
          <table:table-cell table:formula="of:=[.S97]-[.T97]" office:value-type="float" office:value="-6078.1" calcext:value-type="float">
            <text:p>-6078,1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'embal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95" calcext:value-type="float">
            <text:p>49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98]+([.M98]/20)+([.N98]/240)" office:value-type="float" office:value="0.4" calcext:value-type="float">
            <text:p>0,4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198" calcext:value-type="float">
            <text:p>198,0000</text:p>
          </table:table-cell>
          <table:table-cell table:formula="of:=[.S98]-[.T98]" office:value-type="float" office:value="-198" calcext:value-type="float">
            <text:p>-198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20" calcext:value-type="float">
            <text:p>1 320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99]+([.M99]/20)+([.N99]/240)" office:value-type="float" office:value="3.5" calcext:value-type="float">
            <text:p>3,5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4620" calcext:value-type="float">
            <text:p>4 620,0000</text:p>
          </table:table-cell>
          <table:table-cell table:formula="of:=[.S99]-[.T99]" office:value-type="float" office:value="-4620" calcext:value-type="float">
            <text:p>-462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tonneaux</text:p>
          </table:table-cell>
          <table:table-cell office:value-type="float" office:value="360" calcext:value-type="float">
            <text:p>360,000</text:p>
          </table:table-cell>
          <table:table-cell table:number-columns-repeated="2"/>
          <table:table-cell table:style-name="ce21" table:formula="of:=[.L100]+([.M100]/20)+([.N100]/240)" office:value-type="float" office:value="360" calcext:value-type="float">
            <text:p>360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2520" calcext:value-type="float">
            <text:p>2 520,0000</text:p>
          </table:table-cell>
          <table:table-cell table:formula="of:=[.S100]-[.T100]" office:value-type="float" office:value="-2520" calcext:value-type="float">
            <text:p>-2520</text:p>
          </table:table-cell>
          <table:table-cell office:value-type="string" calcext:value-type="string">
            <text:p>doute sur le prix (indiqué en sous dans la source)</text:p>
          </table:table-cell>
          <table:table-cell table:number-columns-repeated="100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46" calcext:value-type="float">
            <text:p>546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01]+([.M101]/20)+([.N101]/240)" office:value-type="float" office:value="1.5" calcext:value-type="float">
            <text:p>1,5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819" calcext:value-type="float">
            <text:p>819,0000</text:p>
          </table:table-cell>
          <table:table-cell table:formula="of:=[.S101]-[.T101]" office:value-type="float" office:value="-819" calcext:value-type="float">
            <text:p>-819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8707" calcext:value-type="float">
            <text:p>128 7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02]+([.M102]/20)+([.N102]/240)" office:value-type="float" office:value="0.4" calcext:value-type="float">
            <text:p>0,4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51482.8" calcext:value-type="float">
            <text:p>51 482,8000</text:p>
          </table:table-cell>
          <table:table-cell table:formula="of:=[.S102]-[.T102]" office:value-type="float" office:value="-51482.8" calcext:value-type="float">
            <text:p>-51482,8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camp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1" table:formula="of:=[.L103]+([.M103]/20)+([.N103]/240)" office:value-type="float" office:value="0.0875" calcext:value-type="float">
            <text:p>0,0875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875" calcext:value-type="float">
            <text:p>875,0000</text:p>
          </table:table-cell>
          <table:table-cell table:formula="of:=[.S103]-[.T103]" office:value-type="float" office:value="-875" calcext:value-type="float">
            <text:p>-875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table:style-name="ce8" office:value-type="string" calcext:value-type="string">
            <text:p>bois d'eb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200" calcext:value-type="float">
            <text:p>100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1" table:formula="of:=[.L104]+([.M104]/20)+([.N104]/240)" office:value-type="float" office:value="0.0875" calcext:value-type="float">
            <text:p>0,0875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8767.5" calcext:value-type="float">
            <text:p>8 767,5000</text:p>
          </table:table-cell>
          <table:table-cell table:formula="of:=[.S104]-[.T104]" office:value-type="float" office:value="-8767.5" calcext:value-type="float">
            <text:p>-8767,5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74200" calcext:value-type="float">
            <text:p>174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1" table:formula="of:=[.L105]+([.M105]/20)+([.N105]/240)" office:value-type="float" office:value="0.0875" calcext:value-type="float">
            <text:p>0,0875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15242.5" calcext:value-type="float">
            <text:p>15 242,5000</text:p>
          </table:table-cell>
          <table:table-cell table:formula="of:=[.S105]-[.T105]" office:value-type="float" office:value="-15242.5" calcext:value-type="float">
            <text:p>-15242,5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800" calcext:value-type="float">
            <text:p>12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06]+([.M106]/20)+([.N106]/240)" office:value-type="float" office:value="0.25" calcext:value-type="float">
            <text:p>0,25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3200" calcext:value-type="float">
            <text:p>3 200,0000</text:p>
          </table:table-cell>
          <table:table-cell table:formula="of:=[.S106]-[.T106]" office:value-type="float" office:value="-3200" calcext:value-type="float">
            <text:p>-320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00878" calcext:value-type="float">
            <text:p>1 400 87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1" table:formula="of:=[.L107]+([.M107]/20)+([.N107]/240)" office:value-type="float" office:value="0.675" calcext:value-type="float">
            <text:p>0,675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945592.65" calcext:value-type="float">
            <text:p>945 592,6500</text:p>
          </table:table-cell>
          <table:table-cell table:formula="of:=[.S107]-[.T107]" office:value-type="float" office:value="-945592.65" calcext:value-type="float">
            <text:p>-945592,65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table:style-name="ce8" office:value-type="string" calcext:value-type="string">
            <text:p>graine de chan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166" calcext:value-type="float">
            <text:p>50 1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1" table:formula="of:=[.L108]+([.M108]/20)+([.N108]/240)" office:value-type="float" office:value="0.075" calcext:value-type="float">
            <text:p>0,075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3762.45" calcext:value-type="float">
            <text:p>3 762,4500</text:p>
          </table:table-cell>
          <table:table-cell table:formula="of:=[.S108]-[.T108]" office:value-type="float" office:value="-3762.45" calcext:value-type="float">
            <text:p>-3762,45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table:style-name="ce8"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11568" calcext:value-type="float">
            <text:p>211 5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09]+([.M109]/20)+([.N109]/240)" office:value-type="float" office:value="0.1" calcext:value-type="float">
            <text:p>0,1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21156.8" calcext:value-type="float">
            <text:p>21 156,8000</text:p>
          </table:table-cell>
          <table:table-cell table:formula="of:=[.S109]-[.T109]" office:value-type="float" office:value="-21156.8" calcext:value-type="float">
            <text:p>-21156,8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table:style-name="ce8"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925" calcext:value-type="float">
            <text:p>2 9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10]+([.M110]/20)+([.N110]/240)" office:value-type="float" office:value="0.3" calcext:value-type="float">
            <text:p>0,3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877.5" calcext:value-type="float">
            <text:p>877,5000</text:p>
          </table:table-cell>
          <table:table-cell table:formula="of:=[.S110]-[.T110]" office:value-type="float" office:value="-877.5" calcext:value-type="float">
            <text:p>-877,5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tres mar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00" calcext:value-type="float">
            <text:p>1 900,00</text:p>
          </table:table-cell>
          <table:table-cell office:value-type="string" calcext:value-type="string">
            <text:p>petits baril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11]+([.M111]/20)+([.N111]/240)" office:value-type="float" office:value="7.5" calcext:value-type="float">
            <text:p>7,5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4250" calcext:value-type="float">
            <text:p>14 250,0000</text:p>
          </table:table-cell>
          <table:table-cell table:formula="of:=[.S111]-[.T111]" office:value-type="float" office:value="-14250" calcext:value-type="float">
            <text:p>-14250</text:p>
          </table:table-cell>
          <table:table-cell office:value-type="string" calcext:value-type="string">
            <text:p>unité de 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/>
          <table:table-cell table:style-name="ce13"/>
          <table:table-cell table:number-columns-repeated="3"/>
          <table:table-cell table:style-name="ce21" table:formula="of:=[.L112]+([.M112]/20)+([.N112]/240)" office:value-type="float" office:value="0" calcext:value-type="float">
            <text:p>0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0" calcext:value-type="float">
            <text:p>0,0000</text:p>
          </table:table-cell>
          <table:table-cell table:formula="of:=[.S112]-[.T112]" office:value-type="float" office:value="0" calcext:value-type="float">
            <text:p>0</text:p>
          </table:table-cell>
          <table:table-cell office:value-type="string" calcext:value-type="string">
            <text:p>prix absent</text:p>
          </table:table-cell>
          <table:table-cell table:number-columns-repeated="100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9" calcext:value-type="float">
            <text:p>139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13]+([.M113]/20)+([.N113]/240)" office:value-type="float" office:value="25" calcext:value-type="float">
            <text:p>25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3475" calcext:value-type="float">
            <text:p>3 475,0000</text:p>
          </table:table-cell>
          <table:table-cell table:formula="of:=[.S113]-[.T113]" office:value-type="float" office:value="-3475" calcext:value-type="float">
            <text:p>-3475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94876" calcext:value-type="float">
            <text:p>1 194 8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14]+([.M114]/20)+([.N114]/240)" office:value-type="float" office:value="0.15" calcext:value-type="float">
            <text:p>0,15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179231.4" calcext:value-type="float">
            <text:p>179 231,4000</text:p>
          </table:table-cell>
          <table:table-cell table:formula="of:=[.S114]-[.T114]" office:value-type="float" office:value="-179231.4" calcext:value-type="float">
            <text:p>-179231,4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982" calcext:value-type="float">
            <text:p>5 982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15]+([.M115]/20)+([.N115]/240)" office:value-type="float" office:value="4" calcext:value-type="float">
            <text:p>4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23928" calcext:value-type="float">
            <text:p>23 928,0000</text:p>
          </table:table-cell>
          <table:table-cell table:formula="of:=[.S115]-[.T115]" office:value-type="float" office:value="-23928" calcext:value-type="float">
            <text:p>-23928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92" calcext:value-type="float">
            <text:p>1 992,00</text:p>
          </table:table-cell>
          <table:table-cell office:value-type="string" calcext:value-type="string">
            <text:p>ram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16]+([.M116]/20)+([.N116]/240)" office:value-type="float" office:value="5" calcext:value-type="float">
            <text:p>5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9960" calcext:value-type="float">
            <text:p>9 960,0000</text:p>
          </table:table-cell>
          <table:table-cell table:formula="of:=[.S116]-[.T116]" office:value-type="float" office:value="-9960" calcext:value-type="float">
            <text:p>-9960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596" calcext:value-type="float">
            <text:p>9 596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17]+([.M117]/20)+([.N117]/240)" office:value-type="float" office:value="6" calcext:value-type="float">
            <text:p>6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57576" calcext:value-type="float">
            <text:p>57 576,0000</text:p>
          </table:table-cell>
          <table:table-cell table:formula="of:=[.S117]-[.T117]" office:value-type="float" office:value="-57576" calcext:value-type="float">
            <text:p>-57576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224" calcext:value-type="float">
            <text:p>7 224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18]+([.M118]/20)+([.N118]/240)" office:value-type="float" office:value="8" calcext:value-type="float">
            <text:p>8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57792" calcext:value-type="float">
            <text:p>57 792,0000</text:p>
          </table:table-cell>
          <table:table-cell table:formula="of:=[.S118]-[.T118]" office:value-type="float" office:value="-57792" calcext:value-type="float">
            <text:p>-57792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l'e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234" calcext:value-type="float">
            <text:p>19 234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19]+([.M119]/20)+([.N119]/240)" office:value-type="float" office:value="8" calcext:value-type="float">
            <text:p>8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153872" calcext:value-type="float">
            <text:p>153 872,0000</text:p>
          </table:table-cell>
          <table:table-cell table:formula="of:=[.S119]-[.T119]" office:value-type="float" office:value="-153872" calcext:value-type="float">
            <text:p>-153872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table:style-name="ce9" office:value-type="string" calcext:value-type="string">
            <text:p>soye (des Indes)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814" calcext:value-type="float">
            <text:p>12 814,00</text:p>
          </table:table-cell>
          <table:table-cell office:value-type="string" calcext:value-type="string">
            <text:p>livr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20]+([.M120]/20)+([.N120]/240)" office:value-type="float" office:value="18" calcext:value-type="float">
            <text:p>18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230652" calcext:value-type="float">
            <text:p>230 652,0000</text:p>
          </table:table-cell>
          <table:table-cell table:formula="of:=[.S120]-[.T120]" office:value-type="float" office:value="-230652" calcext:value-type="float">
            <text:p>-230652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qu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200" calcext:value-type="float">
            <text:p>14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21]+([.M121]/20)+([.N121]/240)" office:value-type="float" office:value="0.5" calcext:value-type="float">
            <text:p>0,5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7100" calcext:value-type="float">
            <text:p>7 100,0000</text:p>
          </table:table-cell>
          <table:table-cell table:formula="of:=[.S121]-[.T121]" office:value-type="float" office:value="-7100" calcext:value-type="float">
            <text:p>-7100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90415" calcext:value-type="float">
            <text:p>690 4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22]+([.M122]/20)+([.N122]/240)" office:value-type="float" office:value="0.2" calcext:value-type="float">
            <text:p>0,2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138083" calcext:value-type="float">
            <text:p>138 083,0000</text:p>
          </table:table-cell>
          <table:table-cell table:formula="of:=[.S122]-[.T122]" office:value-type="float" office:value="-138083" calcext:value-type="float">
            <text:p>-138083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5200" calcext:value-type="float">
            <text:p>45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23]+([.M123]/20)+([.N123]/240)" office:value-type="float" office:value="0.35" calcext:value-type="float">
            <text:p>0,35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15820" calcext:value-type="float">
            <text:p>15 820,0000</text:p>
          </table:table-cell>
          <table:table-cell table:formula="of:=[.S123]-[.T123]" office:value-type="float" office:value="-15820" calcext:value-type="float">
            <text:p>-1582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8654" calcext:value-type="float">
            <text:p>168 6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1" table:formula="of:=[.L124]+([.M124]/20)+([.N124]/240)" office:value-type="float" office:value="1.6" calcext:value-type="float">
            <text:p>1,6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69846.4" calcext:value-type="float">
            <text:p>269 846,4000</text:p>
          </table:table-cell>
          <table:table-cell table:formula="of:=[.S124]-[.T124]" office:value-type="float" office:value="-269846.4" calcext:value-type="float">
            <text:p>-269846,4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25]+([.M125]/20)+([.N125]/240)" office:value-type="float" office:value="1.5" calcext:value-type="float">
            <text:p>1,5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7500" calcext:value-type="float">
            <text:p>7 500,0000</text:p>
          </table:table-cell>
          <table:table-cell table:formula="of:=[.S125]-[.T125]" office:value-type="float" office:value="-7500" calcext:value-type="float">
            <text:p>-750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26]+([.M126]/20)+([.N126]/240)" office:value-type="float" office:value="1.25" calcext:value-type="float">
            <text:p>1,25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7500" calcext:value-type="float">
            <text:p>7 500,0000</text:p>
          </table:table-cell>
          <table:table-cell table:formula="of:=[.S126]-[.T126]" office:value-type="float" office:value="-7500" calcext:value-type="float">
            <text:p>-75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27]+([.M127]/20)+([.N127]/240)" office:value-type="float" office:value="2" calcext:value-type="float">
            <text:p>2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2400" calcext:value-type="float">
            <text:p>2 400,0000</text:p>
          </table:table-cell>
          <table:table-cell table:formula="of:=[.S127]-[.T127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97075" calcext:value-type="float">
            <text:p>97 0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28]+([.M128]/20)+([.N128]/240)" office:value-type="float" office:value="0.4" calcext:value-type="float">
            <text:p>0,4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38830" calcext:value-type="float">
            <text:p>38 830,0000</text:p>
          </table:table-cell>
          <table:table-cell table:formula="of:=[.S128]-[.T128]" office:value-type="float" office:value="-38830" calcext:value-type="float">
            <text:p>-3883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46" calcext:value-type="float">
            <text:p>24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29]+([.M129]/20)+([.N129]/240)" office:value-type="float" office:value="0.6" calcext:value-type="float">
            <text:p>0,6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147.6" calcext:value-type="float">
            <text:p>147,6000</text:p>
          </table:table-cell>
          <table:table-cell table:formula="of:=[.S129]-[.T129]" office:value-type="float" office:value="-147.6" calcext:value-type="float">
            <text:p>-147,6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54403" calcext:value-type="float">
            <text:p>254 40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1" table:formula="of:=[.L130]+([.M130]/20)+([.N130]/240)" office:value-type="float" office:value="0.675" calcext:value-type="float">
            <text:p>0,675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171722.025" calcext:value-type="float">
            <text:p>171 722,0250</text:p>
          </table:table-cell>
          <table:table-cell table:formula="of:=[.S130]-[.T130]" office:value-type="float" office:value="-171722.025" calcext:value-type="float">
            <text:p>-171722,03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tres mar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31]+([.M131]/20)+([.N131]/240)" office:value-type="float" office:value="0.3" calcext:value-type="float">
            <text:p>0,3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60" calcext:value-type="float">
            <text:p>60,0000</text:p>
          </table:table-cell>
          <table:table-cell table:formula="of:=[.S131]-[.T131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63" calcext:value-type="float">
            <text:p>163,00</text:p>
          </table:table-cell>
          <table:table-cell office:value-type="string" calcext:value-type="string">
            <text:p>douzaines</text:p>
          </table:table-cell>
          <table:table-cell office:value-type="float" office:value="31" calcext:value-type="float">
            <text:p>31,000</text:p>
          </table:table-cell>
          <table:table-cell table:number-columns-repeated="2"/>
          <table:table-cell table:style-name="ce21" table:formula="of:=[.L132]+([.M132]/20)+([.N132]/240)" office:value-type="float" office:value="31" calcext:value-type="float">
            <text:p>31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5053" calcext:value-type="float">
            <text:p>5 053,0000</text:p>
          </table:table-cell>
          <table:table-cell table:formula="of:=[.S132]-[.T132]" office:value-type="float" office:value="-5053" calcext:value-type="float">
            <text:p>-5053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muid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133]+([.M133]/20)+([.N133]/240)" office:value-type="float" office:value="90" calcext:value-type="float">
            <text:p>90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5040" calcext:value-type="float">
            <text:p>5 040,0000</text:p>
          </table:table-cell>
          <table:table-cell table:formula="of:=[.S133]-[.T133]" office:value-type="float" office:value="-5040" calcext:value-type="float">
            <text:p>-504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328248" calcext:value-type="float">
            <text:p>1 328 2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34]+([.M134]/20)+([.N134]/240)" office:value-type="float" office:value="0.2" calcext:value-type="float">
            <text:p>0,2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265649.6" calcext:value-type="float">
            <text:p>265 649,6000</text:p>
          </table:table-cell>
          <table:table-cell table:formula="of:=[.S134]-[.T134]" office:value-type="float" office:value="-265649.6" calcext:value-type="float">
            <text:p>-265649,6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385347" calcext:value-type="float">
            <text:p>1 385 34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35]+([.M135]/20)+([.N135]/240)" office:value-type="float" office:value="0.35" calcext:value-type="float">
            <text:p>0,35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484871.45" calcext:value-type="float">
            <text:p>484 871,4500</text:p>
          </table:table-cell>
          <table:table-cell table:formula="of:=[.S135]-[.T135]" office:value-type="float" office:value="-484871.45" calcext:value-type="float">
            <text:p>-484871,45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136]+([.M136]/20)+([.N136]/240)" office:value-type="float" office:value="6.25" calcext:value-type="float">
            <text:p>6,25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62500" calcext:value-type="float">
            <text:p>62 500,0000</text:p>
          </table:table-cell>
          <table:table-cell table:formula="of:=[.S136]-[.T136]" office:value-type="float" office:value="-62500" calcext:value-type="float">
            <text:p>-6250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125" calcext:value-type="float">
            <text:p>2 125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37]+([.M137]/20)+([.N137]/240)" office:value-type="float" office:value="6" calcext:value-type="float">
            <text:p>6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2750" calcext:value-type="float">
            <text:p>12 750,0000</text:p>
          </table:table-cell>
          <table:table-cell table:formula="of:=[.S137]-[.T137]" office:value-type="float" office:value="-12750" calcext:value-type="float">
            <text:p>-12750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38]+([.M138]/20)+([.N138]/240)" office:value-type="float" office:value="0.2" calcext:value-type="float">
            <text:p>0,2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20" calcext:value-type="float">
            <text:p>120,0000</text:p>
          </table:table-cell>
          <table:table-cell table:formula="of:=[.S138]-[.T138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613" calcext:value-type="float">
            <text:p>3 61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39]+([.M139]/20)+([.N139]/240)" office:value-type="float" office:value="0.4" calcext:value-type="float">
            <text:p>0,4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1445.2" calcext:value-type="float">
            <text:p>1 445,2000</text:p>
          </table:table-cell>
          <table:table-cell table:formula="of:=[.S139]-[.T139]" office:value-type="float" office:value="-1445.2" calcext:value-type="float">
            <text:p>-1445,2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63200" calcext:value-type="float">
            <text:p>263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1" table:formula="of:=[.L140]+([.M140]/20)+([.N140]/240)" office:value-type="float" office:value="0.0625" calcext:value-type="float">
            <text:p>0,0625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16450" calcext:value-type="float">
            <text:p>16 450,0000</text:p>
          </table:table-cell>
          <table:table-cell table:formula="of:=[.S140]-[.T140]" office:value-type="float" office:value="-16450" calcext:value-type="float">
            <text:p>-1645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drap de Sed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141]+([.M141]/20)+([.N141]/240)" office:value-type="float" office:value="200" calcext:value-type="float">
            <text:p>200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5400" calcext:value-type="float">
            <text:p>5 400,0000</text:p>
          </table:table-cell>
          <table:table-cell table:formula="of:=[.S141]-[.T141]" office:value-type="float" office:value="-5400" calcext:value-type="float">
            <text:p>-5400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12" calcext:value-type="float">
            <text:p>2 01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42]+([.M142]/20)+([.N142]/240)" office:value-type="float" office:value="3.5" calcext:value-type="float">
            <text:p>3,5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7042" calcext:value-type="float">
            <text:p>7 042,0000</text:p>
          </table:table-cell>
          <table:table-cell table:formula="of:=[.S142]-[.T142]" office:value-type="float" office:value="-7042" calcext:value-type="float">
            <text:p>-7042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43]+([.M143]/20)+([.N143]/240)" office:value-type="float" office:value="40" calcext:value-type="float">
            <text:p>40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200" calcext:value-type="float">
            <text:p>200,0000</text:p>
          </table:table-cell>
          <table:table-cell table:formula="of:=[.S143]-[.T143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l à cou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44]+([.M144]/20)+([.N144]/240)" office:value-type="float" office:value="1.5" calcext:value-type="float">
            <text:p>1,5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22.5" calcext:value-type="float">
            <text:p>22,5000</text:p>
          </table:table-cell>
          <table:table-cell table:formula="of:=[.S144]-[.T144]" office:value-type="float" office:value="-22.5" calcext:value-type="float">
            <text:p>-22,5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45]+([.M145]/20)+([.N145]/240)" office:value-type="float" office:value="0.25" calcext:value-type="float">
            <text:p>0,25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100" calcext:value-type="float">
            <text:p>100,0000</text:p>
          </table:table-cell>
          <table:table-cell table:formula="of:=[.S145]-[.T145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roqu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380" calcext:value-type="float">
            <text:p>6 3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21" table:formula="of:=[.L146]+([.M146]/20)+([.N146]/240)" office:value-type="float" office:value="5" calcext:value-type="float">
            <text:p>5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31900" calcext:value-type="float">
            <text:p>31 900,0000</text:p>
          </table:table-cell>
          <table:table-cell table:formula="of:=[.S146]-[.T146]" office:value-type="float" office:value="-31900" calcext:value-type="float">
            <text:p>-3190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736" calcext:value-type="float">
            <text:p>1 73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47]+([.M147]/20)+([.N147]/240)" office:value-type="float" office:value="4" calcext:value-type="float">
            <text:p>4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6944" calcext:value-type="float">
            <text:p>6 944,0000</text:p>
          </table:table-cell>
          <table:table-cell table:formula="of:=[.S147]-[.T147]" office:value-type="float" office:value="-6944" calcext:value-type="float">
            <text:p>-6944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512" calcext:value-type="float">
            <text:p>1 512,00</text:p>
          </table:table-cell>
          <table:table-cell office:value-type="string" calcext:value-type="string">
            <text:p>ram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48]+([.M148]/20)+([.N148]/240)" office:value-type="float" office:value="5" calcext:value-type="float">
            <text:p>5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7560" calcext:value-type="float">
            <text:p>7 560,0000</text:p>
          </table:table-cell>
          <table:table-cell table:formula="of:=[.S148]-[.T148]" office:value-type="float" office:value="-7560" calcext:value-type="float">
            <text:p>-7560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à bu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2290" calcext:value-type="float">
            <text:p>32 290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49]+([.M149]/20)+([.N149]/240)" office:value-type="float" office:value="3" calcext:value-type="float">
            <text:p>3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96870" calcext:value-type="float">
            <text:p>96 870,0000</text:p>
          </table:table-cell>
          <table:table-cell table:formula="of:=[.S149]-[.T149]" office:value-type="float" office:value="-96870" calcext:value-type="float">
            <text:p>-9687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d'embal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600" calcext:value-type="float">
            <text:p>12 600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50]+([.M150]/20)+([.N150]/240)" office:value-type="float" office:value="2" calcext:value-type="float">
            <text:p>2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25200" calcext:value-type="float">
            <text:p>25 200,0000</text:p>
          </table:table-cell>
          <table:table-cell table:formula="of:=[.S150]-[.T150]" office:value-type="float" office:value="-25200" calcext:value-type="float">
            <text:p>-2520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à l'e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92" calcext:value-type="float">
            <text:p>592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51]+([.M151]/20)+([.N151]/240)" office:value-type="float" office:value="8" calcext:value-type="float">
            <text:p>8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4736" calcext:value-type="float">
            <text:p>4 736,0000</text:p>
          </table:table-cell>
          <table:table-cell table:formula="of:=[.S151]-[.T151]" office:value-type="float" office:value="-4736" calcext:value-type="float">
            <text:p>-4736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768" calcext:value-type="float">
            <text:p>5 768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52]+([.M152]/20)+([.N152]/240)" office:value-type="float" office:value="6" calcext:value-type="float">
            <text:p>6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34608" calcext:value-type="float">
            <text:p>34 608,0000</text:p>
          </table:table-cell>
          <table:table-cell table:formula="of:=[.S152]-[.T152]" office:value-type="float" office:value="-34608" calcext:value-type="float">
            <text:p>-34608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eaux de genisse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032" calcext:value-type="float">
            <text:p>3 032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153]+([.M153]/20)+([.N153]/240)" office:value-type="float" office:value="7" calcext:value-type="float">
            <text:p>7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21224" calcext:value-type="float">
            <text:p>21 224,0000</text:p>
          </table:table-cell>
          <table:table-cell table:formula="of:=[.S153]-[.T153]" office:value-type="float" office:value="-21224" calcext:value-type="float">
            <text:p>-21224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284" calcext:value-type="float">
            <text:p>5 284,00</text:p>
          </table:table-cell>
          <table:table-cell office:value-type="string" calcext:value-type="string">
            <text:p>douzaines</text:p>
          </table:table-cell>
          <table:table-cell office:value-type="float" office:value="31" calcext:value-type="float">
            <text:p>31,000</text:p>
          </table:table-cell>
          <table:table-cell table:number-columns-repeated="2"/>
          <table:table-cell table:style-name="ce21" table:formula="of:=[.L154]+([.M154]/20)+([.N154]/240)" office:value-type="float" office:value="31" calcext:value-type="float">
            <text:p>31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163804" calcext:value-type="float">
            <text:p>163 804,0000</text:p>
          </table:table-cell>
          <table:table-cell table:formula="of:=[.S154]-[.T154]" office:value-type="float" office:value="-163804" calcext:value-type="float">
            <text:p>-163804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ruban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55" calcext:value-type="float">
            <text:p>455,00</text:p>
          </table:table-cell>
          <table:table-cell office:value-type="string" calcext:value-type="string">
            <text:p>liv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155]+([.M155]/20)+([.N155]/240)" office:value-type="float" office:value="60" calcext:value-type="float">
            <text:p>60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27300" calcext:value-type="float">
            <text:p>27 300,0000</text:p>
          </table:table-cell>
          <table:table-cell table:formula="of:=[.S155]-[.T155]" office:value-type="float" office:value="-27300" calcext:value-type="float">
            <text:p>-2730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85" calcext:value-type="float">
            <text:p>68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56]+([.M156]/20)+([.N156]/240)" office:value-type="float" office:value="1" calcext:value-type="float">
            <text:p>1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685" calcext:value-type="float">
            <text:p>685,0000</text:p>
          </table:table-cell>
          <table:table-cell table:formula="of:=[.S156]-[.T156]" office:value-type="float" office:value="-685" calcext:value-type="float">
            <text:p>-685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e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000" calcext:value-type="float">
            <text:p>20 0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57]+([.M157]/20)+([.N157]/240)" office:value-type="float" office:value="1.25" calcext:value-type="float">
            <text:p>1,25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25000" calcext:value-type="float">
            <text:p>25 000,0000</text:p>
          </table:table-cell>
          <table:table-cell table:formula="of:=[.S157]-[.T157]" office:value-type="float" office:value="-25000" calcext:value-type="float">
            <text:p>-2500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028" calcext:value-type="float">
            <text:p>4 02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58]+([.M158]/20)+([.N158]/240)" office:value-type="float" office:value="1.4" calcext:value-type="float">
            <text:p>1,4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5639.2" calcext:value-type="float">
            <text:p>5 639,2000</text:p>
          </table:table-cell>
          <table:table-cell table:formula="of:=[.S158]-[.T158]" office:value-type="float" office:value="-5639.2" calcext:value-type="float">
            <text:p>-5639,2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302" calcext:value-type="float">
            <text:p>2 30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1" table:formula="of:=[.L159]+([.M159]/20)+([.N159]/240)" office:value-type="float" office:value="0.95" calcext:value-type="float">
            <text:p>0,95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2186.9" calcext:value-type="float">
            <text:p>2 186,9000</text:p>
          </table:table-cell>
          <table:table-cell table:formula="of:=[.S159]-[.T159]" office:value-type="float" office:value="-2186.9" calcext:value-type="float">
            <text:p>-2186,9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60]+([.M160]/20)+([.N160]/240)" office:value-type="float" office:value="2" calcext:value-type="float">
            <text:p>2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7200" calcext:value-type="float">
            <text:p>7 200,0000</text:p>
          </table:table-cell>
          <table:table-cell table:formula="of:=[.S160]-[.T160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Le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61]+([.M161]/20)+([.N161]/240)" office:value-type="float" office:value="1.25" calcext:value-type="float">
            <text:p>1,25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97.5" calcext:value-type="float">
            <text:p>97,5000</text:p>
          </table:table-cell>
          <table:table-cell table:formula="of:=[.S161]-[.T161]" office:value-type="float" office:value="-97.5" calcext:value-type="float">
            <text:p>-97,5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me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62]+([.M162]/20)+([.N162]/240)" office:value-type="float" office:value="2" calcext:value-type="float">
            <text:p>2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40" calcext:value-type="float">
            <text:p>40,0000</text:p>
          </table:table-cell>
          <table:table-cell table:formula="of:=[.S162]-[.T162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79" calcext:value-type="float">
            <text:p>479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63]+([.M163]/20)+([.N163]/240)" office:value-type="float" office:value="1.5" calcext:value-type="float">
            <text:p>1,5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718.5" calcext:value-type="float">
            <text:p>718,5000</text:p>
          </table:table-cell>
          <table:table-cell table:formula="of:=[.S163]-[.T163]" office:value-type="float" office:value="-718.5" calcext:value-type="float">
            <text:p>-718,5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serpili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10" calcext:value-type="float">
            <text:p>21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64]+([.M164]/20)+([.N164]/240)" office:value-type="float" office:value="0.4" calcext:value-type="float">
            <text:p>0,4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84" calcext:value-type="float">
            <text:p>84,0000</text:p>
          </table:table-cell>
          <table:table-cell table:formula="of:=[.S164]-[.T164]" office:value-type="float" office:value="-84" calcext:value-type="float">
            <text:p>-84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1" table:formula="of:=[.L165]+([.M165]/20)+([.N165]/240)" office:value-type="float" office:value="0.95" calcext:value-type="float">
            <text:p>0,95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1710" calcext:value-type="float">
            <text:p>1 710,0000</text:p>
          </table:table-cell>
          <table:table-cell table:formula="of:=[.S165]-[.T165]" office:value-type="float" office:value="-1710" calcext:value-type="float">
            <text:p>-171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gr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834" calcext:value-type="float">
            <text:p>1 8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66]+([.M166]/20)+([.N166]/240)" office:value-type="float" office:value="2" calcext:value-type="float">
            <text:p>2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3668" calcext:value-type="float">
            <text:p>3 668,0000</text:p>
          </table:table-cell>
          <table:table-cell table:formula="of:=[.S166]-[.T166]" office:value-type="float" office:value="-3668" calcext:value-type="float">
            <text:p>-3668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10" calcext:value-type="float">
            <text:p>61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67]+([.M167]/20)+([.N167]/240)" office:value-type="float" office:value="4" calcext:value-type="float">
            <text:p>4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2440" calcext:value-type="float">
            <text:p>2 440,0000</text:p>
          </table:table-cell>
          <table:table-cell table:formula="of:=[.S167]-[.T167]" office:value-type="float" office:value="-2440" calcext:value-type="float">
            <text:p>-244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anab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68]+([.M168]/20)+([.N168]/240)" office:value-type="float" office:value="0.5" calcext:value-type="float">
            <text:p>0,5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350" calcext:value-type="float">
            <text:p>350,0000</text:p>
          </table:table-cell>
          <table:table-cell table:formula="of:=[.S168]-[.T168]" office:value-type="float" office:value="-350" calcext:value-type="float">
            <text:p>-35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armes blanches sab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48" calcext:value-type="float">
            <text:p>74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69]+([.M169]/20)+([.N169]/240)" office:value-type="float" office:value="2.5" calcext:value-type="float">
            <text:p>2,5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1870" calcext:value-type="float">
            <text:p>1 870,0000</text:p>
          </table:table-cell>
          <table:table-cell table:formula="of:=[.S169]-[.T169]" office:value-type="float" office:value="-1870" calcext:value-type="float">
            <text:p>-187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armes à feu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260" calcext:value-type="float">
            <text:p>4 260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70]+([.M170]/20)+([.N170]/240)" office:value-type="float" office:value="7.5" calcext:value-type="float">
            <text:p>7,5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31950" calcext:value-type="float">
            <text:p>31 950,0000</text:p>
          </table:table-cell>
          <table:table-cell table:formula="of:=[.S170]-[.T170]" office:value-type="float" office:value="-31950" calcext:value-type="float">
            <text:p>-3195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ffe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8" calcext:value-type="float">
            <text:p>128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171]+([.M171]/20)+([.N171]/240)" office:value-type="float" office:value="28" calcext:value-type="float">
            <text:p>28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3584" calcext:value-type="float">
            <text:p>3 584,0000</text:p>
          </table:table-cell>
          <table:table-cell table:formula="of:=[.S171]-[.T171]" office:value-type="float" office:value="-3584" calcext:value-type="float">
            <text:p>-3584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060" calcext:value-type="float">
            <text:p>1 06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72]+([.M172]/20)+([.N172]/240)" office:value-type="float" office:value="22.5" calcext:value-type="float">
            <text:p>22,5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23850" calcext:value-type="float">
            <text:p>23 850,0000</text:p>
          </table:table-cell>
          <table:table-cell table:formula="of:=[.S172]-[.T172]" office:value-type="float" office:value="-23850" calcext:value-type="float">
            <text:p>-2385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y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73]+([.M173]/20)+([.N173]/240)" office:value-type="float" office:value="18" calcext:value-type="float">
            <text:p>18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2196" calcext:value-type="float">
            <text:p>2 196,0000</text:p>
          </table:table-cell>
          <table:table-cell table:formula="of:=[.S173]-[.T173]" office:value-type="float" office:value="-2196" calcext:value-type="float">
            <text:p>-2196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y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071" calcext:value-type="float">
            <text:p>1 071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74]+([.M174]/20)+([.N174]/240)" office:value-type="float" office:value="3" calcext:value-type="float">
            <text:p>3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3213" calcext:value-type="float">
            <text:p>3 213,0000</text:p>
          </table:table-cell>
          <table:table-cell table:formula="of:=[.S174]-[.T174]" office:value-type="float" office:value="-3213" calcext:value-type="float">
            <text:p>-3213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z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175]+([.M175]/20)+([.N175]/240)" office:value-type="float" office:value="22" calcext:value-type="float">
            <text:p>22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2640" calcext:value-type="float">
            <text:p>2 640,0000</text:p>
          </table:table-cell>
          <table:table-cell table:formula="of:=[.S175]-[.T175]" office:value-type="float" office:value="-2640" calcext:value-type="float">
            <text:p>-264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9" calcext:value-type="float">
            <text:p>49,00</text:p>
          </table:table-cell>
          <table:table-cell office:value-type="string" calcext:value-type="string">
            <text:p>tiercon</text:p>
          </table:table-cell>
          <table:table-cell office:value-type="float" office:value="65" calcext:value-type="float">
            <text:p>65,000</text:p>
          </table:table-cell>
          <table:table-cell table:number-columns-repeated="2"/>
          <table:table-cell table:style-name="ce21" table:formula="of:=[.L176]+([.M176]/20)+([.N176]/240)" office:value-type="float" office:value="65" calcext:value-type="float">
            <text:p>65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3185" calcext:value-type="float">
            <text:p>3 185,0000</text:p>
          </table:table-cell>
          <table:table-cell table:formula="of:=[.S176]-[.T176]" office:value-type="float" office:value="-3185" calcext:value-type="float">
            <text:p>-3185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fréquin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177]+([.M177]/20)+([.N177]/240)" office:value-type="float" office:value="16" calcext:value-type="float">
            <text:p>16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224" calcext:value-type="float">
            <text:p>224,0000</text:p>
          </table:table-cell>
          <table:table-cell table:formula="of:=[.S177]-[.T177]" office:value-type="float" office:value="-224" calcext:value-type="float">
            <text:p>-224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595" calcext:value-type="float">
            <text:p>1 595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78]+([.M178]/20)+([.N178]/240)" office:value-type="float" office:value="10.5" calcext:value-type="float">
            <text:p>10,5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16747.5" calcext:value-type="float">
            <text:p>16 747,5000</text:p>
          </table:table-cell>
          <table:table-cell table:formula="of:=[.S178]-[.T178]" office:value-type="float" office:value="-16747.5" calcext:value-type="float">
            <text:p>-16747,5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16" calcext:value-type="float">
            <text:p>2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1" table:formula="of:=[.L179]+([.M179]/20)+([.N179]/240)" office:value-type="float" office:value="0.675" calcext:value-type="float">
            <text:p>0,675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145.8" calcext:value-type="float">
            <text:p>145,8000</text:p>
          </table:table-cell>
          <table:table-cell table:formula="of:=[.S179]-[.T179]" office:value-type="float" office:value="-145.8" calcext:value-type="float">
            <text:p>-145,8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nnettes de grai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89" calcext:value-type="float">
            <text:p>589,00</text:p>
          </table:table-cell>
          <table:table-cell office:value-type="string" calcext:value-type="string">
            <text:p>jut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180]+([.M180]/20)+([.N180]/240)" office:value-type="float" office:value="1.2" calcext:value-type="float">
            <text:p>1,2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706.8" calcext:value-type="float">
            <text:p>706,8000</text:p>
          </table:table-cell>
          <table:table-cell table:formula="of:=[.S180]-[.T180]" office:value-type="float" office:value="-706.8" calcext:value-type="float">
            <text:p>-706,8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nnettes de grai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240" calcext:value-type="float">
            <text:p>2 2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81]+([.M181]/20)+([.N181]/240)" office:value-type="float" office:value="0.3" calcext:value-type="float">
            <text:p>0,3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672" calcext:value-type="float">
            <text:p>672,0000</text:p>
          </table:table-cell>
          <table:table-cell table:formula="of:=[.S181]-[.T181]" office:value-type="float" office:value="-672" calcext:value-type="float">
            <text:p>-672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935" calcext:value-type="float">
            <text:p>1 935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82]+([.M182]/20)+([.N182]/240)" office:value-type="float" office:value="6" calcext:value-type="float">
            <text:p>6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11610" calcext:value-type="float">
            <text:p>11 610,0000</text:p>
          </table:table-cell>
          <table:table-cell table:formula="of:=[.S182]-[.T182]" office:value-type="float" office:value="-11610" calcext:value-type="float">
            <text:p>-1161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21" table:formula="of:=[.L183]+([.M183]/20)+([.N183]/240)" office:value-type="float" office:value="0.9" calcext:value-type="float">
            <text:p>0,9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0" calcext:value-type="float">
            <text:p>0,0000</text:p>
          </table:table-cell>
          <table:table-cell table:formula="of:=[.S183]-[.T183]" office:value-type="float" office:value="0" calcext:value-type="float">
            <text:p>0</text:p>
          </table:table-cell>
          <table:table-cell office:value-type="string" calcext:value-type="string">
            <text:p>"quantité obsuise sur l'état"</text:p>
          </table:table-cell>
          <table:table-cell table:number-columns-repeated="1002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peaux à nè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douzain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84]+([.M184]/20)+([.N184]/240)" office:value-type="float" office:value="18" calcext:value-type="float">
            <text:p>18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90" calcext:value-type="float">
            <text:p>90,0000</text:p>
          </table:table-cell>
          <table:table-cell table:formula="of:=[.S184]-[.T184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394" calcext:value-type="float">
            <text:p>2 394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85]+([.M185]/20)+([.N185]/240)" office:value-type="float" office:value="25" calcext:value-type="float">
            <text:p>25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59850" calcext:value-type="float">
            <text:p>59 850,0000</text:p>
          </table:table-cell>
          <table:table-cell table:formula="of:=[.S185]-[.T185]" office:value-type="float" office:value="-59850" calcext:value-type="float">
            <text:p>-59850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186]+([.M186]/20)+([.N186]/240)" office:value-type="float" office:value="9" calcext:value-type="float">
            <text:p>9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1512" calcext:value-type="float">
            <text:p>1 512,0000</text:p>
          </table:table-cell>
          <table:table-cell table:formula="of:=[.S186]-[.T186]" office:value-type="float" office:value="-1512" calcext:value-type="float">
            <text:p>-1512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bariqu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87]+([.M187]/20)+([.N187]/240)" office:value-type="float" office:value="15" calcext:value-type="float">
            <text:p>15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705" calcext:value-type="float">
            <text:p>705,0000</text:p>
          </table:table-cell>
          <table:table-cell table:formula="of:=[.S187]-[.T187]" office:value-type="float" office:value="-705" calcext:value-type="float">
            <text:p>-705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chel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70" calcext:value-type="float">
            <text:p>370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88]+([.M188]/20)+([.N188]/240)" office:value-type="float" office:value="16.5" calcext:value-type="float">
            <text:p>16,5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6105" calcext:value-type="float">
            <text:p>6 105,0000</text:p>
          </table:table-cell>
          <table:table-cell table:formula="of:=[.S188]-[.T188]" office:value-type="float" office:value="-6105" calcext:value-type="float">
            <text:p>-6105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3.5" calcext:value-type="float">
            <text:p>23,50</text:p>
          </table:table-cell>
          <table:table-cell office:value-type="string" calcext:value-type="string">
            <text:p>livr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189]+([.M189]/20)+([.N189]/240)" office:value-type="float" office:value="80" calcext:value-type="float">
            <text:p>80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1880" calcext:value-type="float">
            <text:p>1 880,0000</text:p>
          </table:table-cell>
          <table:table-cell table:formula="of:=[.S189]-[.T189]" office:value-type="float" office:value="-1880" calcext:value-type="float">
            <text:p>-188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85" calcext:value-type="float">
            <text:p>985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90]+([.M190]/20)+([.N190]/240)" office:value-type="float" office:value="9.5" calcext:value-type="float">
            <text:p>9,5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9357.5" calcext:value-type="float">
            <text:p>9 357,5000</text:p>
          </table:table-cell>
          <table:table-cell table:formula="of:=[.S190]-[.T190]" office:value-type="float" office:value="-9357.5" calcext:value-type="float">
            <text:p>-9357,5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76" calcext:value-type="float">
            <text:p>576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91]+([.M191]/20)+([.N191]/240)" office:value-type="float" office:value="10" calcext:value-type="float">
            <text:p>10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5760" calcext:value-type="float">
            <text:p>5 760,0000</text:p>
          </table:table-cell>
          <table:table-cell table:formula="of:=[.S191]-[.T191]" office:value-type="float" office:value="-5760" calcext:value-type="float">
            <text:p>-576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142" calcext:value-type="float">
            <text:p>12 142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92]+([.M192]/20)+([.N192]/240)" office:value-type="float" office:value="1.5" calcext:value-type="float">
            <text:p>1,5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18213" calcext:value-type="float">
            <text:p>18 213,0000</text:p>
          </table:table-cell>
          <table:table-cell table:formula="of:=[.S192]-[.T192]" office:value-type="float" office:value="-18213" calcext:value-type="float">
            <text:p>-18213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t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93]+([.M193]/20)+([.N193]/240)" office:value-type="float" office:value="25" calcext:value-type="float">
            <text:p>25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275" calcext:value-type="float">
            <text:p>275,0000</text:p>
          </table:table-cell>
          <table:table-cell table:formula="of:=[.S193]-[.T193]" office:value-type="float" office:value="-275" calcext:value-type="float">
            <text:p>-275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94]+([.M194]/20)+([.N194]/240)" office:value-type="float" office:value="6" calcext:value-type="float">
            <text:p>6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576" calcext:value-type="float">
            <text:p>576,0000</text:p>
          </table:table-cell>
          <table:table-cell table:formula="of:=[.S194]-[.T194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88" calcext:value-type="float">
            <text:p>388,00</text:p>
          </table:table-cell>
          <table:table-cell office:value-type="string" calcext:value-type="string">
            <text:p>pai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95]+([.M195]/20)+([.N195]/240)" office:value-type="float" office:value="12" calcext:value-type="float">
            <text:p>12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4656" calcext:value-type="float">
            <text:p>4 656,0000</text:p>
          </table:table-cell>
          <table:table-cell table:formula="of:=[.S195]-[.T195]" office:value-type="float" office:value="-4656" calcext:value-type="float">
            <text:p>-4656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62" calcext:value-type="float">
            <text:p>1 2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1" table:formula="of:=[.L196]+([.M196]/20)+([.N196]/240)" office:value-type="float" office:value="1.6" calcext:value-type="float">
            <text:p>1,6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2019.2" calcext:value-type="float">
            <text:p>2 019,2000</text:p>
          </table:table-cell>
          <table:table-cell table:formula="of:=[.S196]-[.T196]" office:value-type="float" office:value="-2019.2" calcext:value-type="float">
            <text:p>-2019,2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rist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97]+([.M197]/20)+([.N197]/240)" office:value-type="float" office:value="25" calcext:value-type="float">
            <text:p>25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1250" calcext:value-type="float">
            <text:p>1 250,0000</text:p>
          </table:table-cell>
          <table:table-cell table:formula="of:=[.S197]-[.T197]" office:value-type="float" office:value="-1250" calcext:value-type="float">
            <text:p>-125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45" calcext:value-type="float">
            <text:p>545,00</text:p>
          </table:table-cell>
          <table:table-cell office:value-type="string" calcext:value-type="string">
            <text:p>aul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98]+([.M198]/20)+([.N198]/240)" office:value-type="float" office:value="6" calcext:value-type="float">
            <text:p>6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3270" calcext:value-type="float">
            <text:p>3 270,0000</text:p>
          </table:table-cell>
          <table:table-cell table:formula="of:=[.S198]-[.T198]" office:value-type="float" office:value="-3270" calcext:value-type="float">
            <text:p>-3270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bariqu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1" table:formula="of:=[.L199]+([.M199]/20)+([.N199]/240)" office:value-type="float" office:value="130" calcext:value-type="float">
            <text:p>130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6890" calcext:value-type="float">
            <text:p>6 890,0000</text:p>
          </table:table-cell>
          <table:table-cell table:formula="of:=[.S199]-[.T199]" office:value-type="float" office:value="-6890" calcext:value-type="float">
            <text:p>-689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6670" calcext:value-type="float">
            <text:p>16 670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00]+([.M200]/20)+([.N200]/240)" office:value-type="float" office:value="4.5" calcext:value-type="float">
            <text:p>4,5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75015" calcext:value-type="float">
            <text:p>75 015,0000</text:p>
          </table:table-cell>
          <table:table-cell table:formula="of:=[.S200]-[.T200]" office:value-type="float" office:value="-75015" calcext:value-type="float">
            <text:p>-75015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01]+([.M201]/20)+([.N201]/240)" office:value-type="float" office:value="40" calcext:value-type="float">
            <text:p>4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1040" calcext:value-type="float">
            <text:p>1 040,0000</text:p>
          </table:table-cell>
          <table:table-cell table:formula="of:=[.S201]-[.T201]" office:value-type="float" office:value="-1040" calcext:value-type="float">
            <text:p>-104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barril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1" table:formula="of:=[.L202]+([.M202]/20)+([.N202]/240)" office:value-type="float" office:value="32" calcext:value-type="float">
            <text:p>32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728" calcext:value-type="float">
            <text:p>1 728,0000</text:p>
          </table:table-cell>
          <table:table-cell table:formula="of:=[.S202]-[.T202]" office:value-type="float" office:value="-1728" calcext:value-type="float">
            <text:p>-1728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2874" calcext:value-type="float">
            <text:p>22 8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1" table:formula="of:=[.L203]+([.M203]/20)+([.N203]/240)" office:value-type="float" office:value="0.1375" calcext:value-type="float">
            <text:p>0,1375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3145.175" calcext:value-type="float">
            <text:p>3 145,1750</text:p>
          </table:table-cell>
          <table:table-cell table:formula="of:=[.S203]-[.T203]" office:value-type="float" office:value="-3145.175" calcext:value-type="float">
            <text:p>-3145,18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douzai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04]+([.M204]/20)+([.N204]/240)" office:value-type="float" office:value="4" calcext:value-type="float">
            <text:p>4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232" calcext:value-type="float">
            <text:p>232,0000</text:p>
          </table:table-cell>
          <table:table-cell table:formula="of:=[.S204]-[.T204]" office:value-type="float" office:value="-232" calcext:value-type="float">
            <text:p>-232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2878" calcext:value-type="float">
            <text:p>42 87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205]+([.M205]/20)+([.N205]/240)" office:value-type="float" office:value="0.15" calcext:value-type="float">
            <text:p>0,15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6431.7" calcext:value-type="float">
            <text:p>6 431,7000</text:p>
          </table:table-cell>
          <table:table-cell table:formula="of:=[.S205]-[.T205]" office:value-type="float" office:value="-6431.7" calcext:value-type="float">
            <text:p>-6431,7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ba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06]+([.M206]/20)+([.N206]/240)" office:value-type="float" office:value="0.75" calcext:value-type="float">
            <text:p>0,75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345" calcext:value-type="float">
            <text:p>345,0000</text:p>
          </table:table-cell>
          <table:table-cell table:formula="of:=[.S206]-[.T206]" office:value-type="float" office:value="-345" calcext:value-type="float">
            <text:p>-345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68" calcext:value-type="float">
            <text:p>7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1" table:formula="of:=[.L207]+([.M207]/20)+([.N207]/240)" office:value-type="float" office:value="0.225" calcext:value-type="float">
            <text:p>0,225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172.8" calcext:value-type="float">
            <text:p>172,8000</text:p>
          </table:table-cell>
          <table:table-cell table:formula="of:=[.S207]-[.T207]" office:value-type="float" office:value="-172.8" calcext:value-type="float">
            <text:p>-172,8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tonneaux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1" table:formula="of:=[.L208]+([.M208]/20)+([.N208]/240)" office:value-type="float" office:value="130" calcext:value-type="float">
            <text:p>130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8970" calcext:value-type="float">
            <text:p>8 970,0000</text:p>
          </table:table-cell>
          <table:table-cell table:formula="of:=[.S208]-[.T208]" office:value-type="float" office:value="-8970" calcext:value-type="float">
            <text:p>-8970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lest</text:p>
          </table:table-cell>
          <table:table-cell office:value-type="float" office:value="260" calcext:value-type="float">
            <text:p>260,000</text:p>
          </table:table-cell>
          <table:table-cell table:number-columns-repeated="2"/>
          <table:table-cell table:style-name="ce21" table:formula="of:=[.L209]+([.M209]/20)+([.N209]/240)" office:value-type="float" office:value="260" calcext:value-type="float">
            <text:p>260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20280" calcext:value-type="float">
            <text:p>20 280,0000</text:p>
          </table:table-cell>
          <table:table-cell table:formula="of:=[.S209]-[.T209]" office:value-type="float" office:value="-20280" calcext:value-type="float">
            <text:p>-20280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romage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664" calcext:value-type="float">
            <text:p>1 66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10]+([.M210]/20)+([.N210]/240)" office:value-type="float" office:value="0.3" calcext:value-type="float">
            <text:p>0,3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499.2" calcext:value-type="float">
            <text:p>499,2000</text:p>
          </table:table-cell>
          <table:table-cell table:formula="of:=[.S210]-[.T210]" office:value-type="float" office:value="-499.2" calcext:value-type="float">
            <text:p>-499,2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alons or et argent f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livr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11]+([.M211]/20)+([.N211]/240)" office:value-type="float" office:value="20" calcext:value-type="float">
            <text:p>20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40" calcext:value-type="float">
            <text:p>40,0000</text:p>
          </table:table-cell>
          <table:table-cell table:formula="of:=[.S211]-[.T211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obelets de v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200" calcext:value-type="float">
            <text:p>2 2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212]+([.M212]/20)+([.N212]/240)" office:value-type="float" office:value="0.1" calcext:value-type="float">
            <text:p>0,1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220" calcext:value-type="float">
            <text:p>220,0000</text:p>
          </table:table-cell>
          <table:table-cell table:formula="of:=[.S212]-[.T212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ros de To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ul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13]+([.M213]/20)+([.N213]/240)" office:value-type="float" office:value="6" calcext:value-type="float">
            <text:p>6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84" calcext:value-type="float">
            <text:p>84,0000</text:p>
          </table:table-cell>
          <table:table-cell table:formula="of:=[.S213]-[.T213]" office:value-type="float" office:value="-84" calcext:value-type="float">
            <text:p>-84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uinée ble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903" calcext:value-type="float">
            <text:p>4 903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14]+([.M214]/20)+([.N214]/240)" office:value-type="float" office:value="24" calcext:value-type="float">
            <text:p>24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117672" calcext:value-type="float">
            <text:p>117 672,0000</text:p>
          </table:table-cell>
          <table:table-cell table:formula="of:=[.S214]-[.T214]" office:value-type="float" office:value="-117672" calcext:value-type="float">
            <text:p>-117672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ingamp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215]+([.M215]/20)+([.N215]/240)" office:value-type="float" office:value="9" calcext:value-type="float">
            <text:p>9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324" calcext:value-type="float">
            <text:p>324,0000</text:p>
          </table:table-cell>
          <table:table-cell table:formula="of:=[.S215]-[.T215]" office:value-type="float" office:value="-324" calcext:value-type="float">
            <text:p>-324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66" calcext:value-type="float">
            <text:p>9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16]+([.M216]/20)+([.N216]/240)" office:value-type="float" office:value="0.5" calcext:value-type="float">
            <text:p>0,5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483" calcext:value-type="float">
            <text:p>483,0000</text:p>
          </table:table-cell>
          <table:table-cell table:formula="of:=[.S216]-[.T216]" office:value-type="float" office:value="-483" calcext:value-type="float">
            <text:p>-483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26" calcext:value-type="float">
            <text:p>626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217]+([.M217]/20)+([.N217]/240)" office:value-type="float" office:value="26" calcext:value-type="float">
            <text:p>26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16276" calcext:value-type="float">
            <text:p>16 276,0000</text:p>
          </table:table-cell>
          <table:table-cell table:formula="of:=[.S217]-[.T217]" office:value-type="float" office:value="-16276" calcext:value-type="float">
            <text:p>-16276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iméné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90" calcext:value-type="float">
            <text:p>1 290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218]+([.M218]/20)+([.N218]/240)" office:value-type="float" office:value="26" calcext:value-type="float">
            <text:p>26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33540" calcext:value-type="float">
            <text:p>33 540,0000</text:p>
          </table:table-cell>
          <table:table-cell table:formula="of:=[.S218]-[.T218]" office:value-type="float" office:value="-33540" calcext:value-type="float">
            <text:p>-33540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219]+([.M219]/20)+([.N219]/240)" office:value-type="float" office:value="0" calcext:value-type="float">
            <text:p>0,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P219]+0.05*[.Q219]+[.R219]/240" office:value-type="float" office:value="200" calcext:value-type="float">
            <text:p>200</text:p>
          </table:table-cell>
          <table:table-cell table:formula="of:=[.J219]*[.O219]" office:value-type="float" office:value="0" calcext:value-type="float">
            <text:p>0,0000</text:p>
          </table:table-cell>
          <table:table-cell table:formula="of:=[.S219]-[.T219]" office:value-type="float" office:value="200" calcext:value-type="float">
            <text:p>200</text:p>
          </table:table-cell>
          <table:table-cell office:value-type="string" calcext:value-type="string">
            <text:p>valeur de 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220]+([.M220]/20)+([.N220]/240)" office:value-type="float" office:value="0" calcext:value-type="float">
            <text:p>0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0" calcext:value-type="float">
            <text:p>0,0000</text:p>
          </table:table-cell>
          <table:table-cell table:formula="of:=[.S220]-[.T220]" office:value-type="float" office:value="0" calcext:value-type="float">
            <text:p>0</text:p>
          </table:table-cell>
          <table:table-cell office:value-type="string" calcext:value-type="string">
            <text:p>prix absent</text:p>
          </table:table-cell>
          <table:table-cell table:number-columns-repeated="1002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221]+([.M221]/20)+([.N221]/240)" office:value-type="float" office:value="0" calcext:value-type="float">
            <text:p>0,00000</text:p>
          </table:table-cell>
          <table:table-cell office:value-type="float" office:value="11256" calcext:value-type="float">
            <text:p>11256</text:p>
          </table:table-cell>
          <table:table-cell table:number-columns-repeated="2"/>
          <table:table-cell table:formula="of:=[.P221]+0.05*[.Q221]+[.R221]/240" office:value-type="float" office:value="11256" calcext:value-type="float">
            <text:p>11256</text:p>
          </table:table-cell>
          <table:table-cell table:formula="of:=[.J221]*[.O221]" office:value-type="float" office:value="0" calcext:value-type="float">
            <text:p>0,0000</text:p>
          </table:table-cell>
          <table:table-cell table:formula="of:=[.S221]-[.T221]" office:value-type="float" office:value="11256" calcext:value-type="float">
            <text:p>11256</text:p>
          </table:table-cell>
          <table:table-cell office:value-type="string" calcext:value-type="string">
            <text:p>valeur de 1125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choirs de Benga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81" calcext:value-type="float">
            <text:p>281,00</text:p>
          </table:table-cell>
          <table:table-cell office:value-type="string" calcext:value-type="string">
            <text:p>pièc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222]+([.M222]/20)+([.N222]/240)" office:value-type="float" office:value="14" calcext:value-type="float">
            <text:p>14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3934" calcext:value-type="float">
            <text:p>3 934,0000</text:p>
          </table:table-cell>
          <table:table-cell table:formula="of:=[.S222]-[.T222]" office:value-type="float" office:value="-3934" calcext:value-type="float">
            <text:p>-3934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223]+([.M223]/20)+([.N223]/240)" office:value-type="float" office:value="9" calcext:value-type="float">
            <text:p>9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216" calcext:value-type="float">
            <text:p>216,0000</text:p>
          </table:table-cell>
          <table:table-cell table:formula="of:=[.S223]-[.T223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douzain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1" table:formula="of:=[.L224]+([.M224]/20)+([.N224]/240)" office:value-type="float" office:value="13" calcext:value-type="float">
            <text:p>13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4160" calcext:value-type="float">
            <text:p>4 160,0000</text:p>
          </table:table-cell>
          <table:table-cell table:formula="of:=[.S224]-[.T224]" office:value-type="float" office:value="-4160" calcext:value-type="float">
            <text:p>-416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choirs de Roma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15" calcext:value-type="float">
            <text:p>215,00</text:p>
          </table:table-cell>
          <table:table-cell office:value-type="string" calcext:value-type="string">
            <text:p>pièc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225]+([.M225]/20)+([.N225]/240)" office:value-type="float" office:value="14" calcext:value-type="float">
            <text:p>14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3010" calcext:value-type="float">
            <text:p>3 010,0000</text:p>
          </table:table-cell>
          <table:table-cell table:formula="of:=[.S225]-[.T225]" office:value-type="float" office:value="-3010" calcext:value-type="float">
            <text:p>-3010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negane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20" calcext:value-type="float">
            <text:p>62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26]+([.M226]/20)+([.N226]/240)" office:value-type="float" office:value="22.5" calcext:value-type="float">
            <text:p>22,5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3950" calcext:value-type="float">
            <text:p>13 950,0000</text:p>
          </table:table-cell>
          <table:table-cell table:formula="of:=[.S226]-[.T226]" office:value-type="float" office:value="-13950" calcext:value-type="float">
            <text:p>-13950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nicaneas gran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120" calcext:value-type="float">
            <text:p>5 12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27]+([.M227]/20)+([.N227]/240)" office:value-type="float" office:value="22.5" calcext:value-type="float">
            <text:p>22,5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115200" calcext:value-type="float">
            <text:p>115 200,0000</text:p>
          </table:table-cell>
          <table:table-cell table:formula="of:=[.S227]-[.T227]" office:value-type="float" office:value="-115200" calcext:value-type="float">
            <text:p>-115200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nicaneas peti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65" calcext:value-type="float">
            <text:p>1 165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228]+([.M228]/20)+([.N228]/240)" office:value-type="float" office:value="11.25" calcext:value-type="float">
            <text:p>11,25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13106.25" calcext:value-type="float">
            <text:p>13 106,2500</text:p>
          </table:table-cell>
          <table:table-cell table:formula="of:=[.S228]-[.T228]" office:value-type="float" office:value="-13106.25" calcext:value-type="float">
            <text:p>-13106,25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ho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77" calcext:value-type="float">
            <text:p>377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1" table:formula="of:=[.L229]+([.M229]/20)+([.N229]/240)" office:value-type="float" office:value="11" calcext:value-type="float">
            <text:p>11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4147" calcext:value-type="float">
            <text:p>4 147,0000</text:p>
          </table:table-cell>
          <table:table-cell table:formula="of:=[.S229]-[.T229]" office:value-type="float" office:value="-4147" calcext:value-type="float">
            <text:p>-4147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ierres à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1" table:formula="of:=[.L230]+([.M230]/20)+([.N230]/240)" office:value-type="float" office:value="0" calcext:value-type="float">
            <text:p>0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0" calcext:value-type="float">
            <text:p>0,0000</text:p>
          </table:table-cell>
          <table:table-cell table:formula="of:=[.S230]-[.T230]" office:value-type="float" office:value="0" calcext:value-type="float">
            <text:p>0</text:p>
          </table:table-cell>
          <table:table-cell office:value-type="string" calcext:value-type="string">
            <text:p>35 S le millier</text:p>
          </table:table-cell>
          <table:table-cell table:number-columns-repeated="1002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2" calcext:value-type="float">
            <text:p>302,00</text:p>
          </table:table-cell>
          <table:table-cell office:value-type="string" calcext:value-type="string">
            <text:p>gross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31]+([.M231]/20)+([.N231]/240)" office:value-type="float" office:value="3.5" calcext:value-type="float">
            <text:p>3,5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1057" calcext:value-type="float">
            <text:p>1 057,0000</text:p>
          </table:table-cell>
          <table:table-cell table:formula="of:=[.S231]-[.T231]" office:value-type="float" office:value="-1057" calcext:value-type="float">
            <text:p>-1057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32]+([.M232]/20)+([.N232]/240)" office:value-type="float" office:value="25" calcext:value-type="float">
            <text:p>25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2200" calcext:value-type="float">
            <text:p>2 200,0000</text:p>
          </table:table-cell>
          <table:table-cell table:formula="of:=[.S232]-[.T232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udre à ti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2750" calcext:value-type="float">
            <text:p>32 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33]+([.M233]/20)+([.N233]/240)" office:value-type="float" office:value="1" calcext:value-type="float">
            <text:p>1,0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32750" calcext:value-type="float">
            <text:p>32 750,0000</text:p>
          </table:table-cell>
          <table:table-cell table:formula="of:=[.S233]-[.T233]" office:value-type="float" office:value="-32750" calcext:value-type="float">
            <text:p>-32750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ma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34]+([.M234]/20)+([.N234]/240)" office:value-type="float" office:value="15" calcext:value-type="float">
            <text:p>15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450" calcext:value-type="float">
            <text:p>450,0000</text:p>
          </table:table-cell>
          <table:table-cell table:formula="of:=[.S234]-[.T234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262" calcext:value-type="float">
            <text:p>3 2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235]+([.M235]/20)+([.N235]/240)" office:value-type="float" office:value="1.2" calcext:value-type="float">
            <text:p>1,2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3914.4" calcext:value-type="float">
            <text:p>3 914,4000</text:p>
          </table:table-cell>
          <table:table-cell table:formula="of:=[.S235]-[.T235]" office:value-type="float" office:value="-3914.4" calcext:value-type="float">
            <text:p>-3914,4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4794" calcext:value-type="float">
            <text:p>64 79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236]+([.M236]/20)+([.N236]/240)" office:value-type="float" office:value="0.175" calcext:value-type="float">
            <text:p>0,175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11338.95" calcext:value-type="float">
            <text:p>11 338,9500</text:p>
          </table:table-cell>
          <table:table-cell table:formula="of:=[.S236]-[.T236]" office:value-type="float" office:value="-11338.95" calcext:value-type="float">
            <text:p>-11338,95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rob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37]+([.M237]/20)+([.N237]/240)" office:value-type="float" office:value="18" calcext:value-type="float">
            <text:p>18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216" calcext:value-type="float">
            <text:p>216,0000</text:p>
          </table:table-cell>
          <table:table-cell table:formula="of:=[.S237]-[.T237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pièc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1" table:formula="of:=[.L238]+([.M238]/20)+([.N238]/240)" office:value-type="float" office:value="13" calcext:value-type="float">
            <text:p>13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3380" calcext:value-type="float">
            <text:p>3 380,0000</text:p>
          </table:table-cell>
          <table:table-cell table:formula="of:=[.S238]-[.T238]" office:value-type="float" office:value="-3380" calcext:value-type="float">
            <text:p>-338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64" calcext:value-type="float">
            <text:p>1 264,00</text:p>
          </table:table-cell>
          <table:table-cell office:value-type="string" calcext:value-type="string">
            <text:p>auln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39]+([.M239]/20)+([.N239]/240)" office:value-type="float" office:value="4.5" calcext:value-type="float">
            <text:p>4,5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5688" calcext:value-type="float">
            <text:p>5 688,0000</text:p>
          </table:table-cell>
          <table:table-cell table:formula="of:=[.S239]-[.T239]" office:value-type="float" office:value="-5688" calcext:value-type="float">
            <text:p>-5688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40]+([.M240]/20)+([.N240]/240)" office:value-type="float" office:value="15" calcext:value-type="float">
            <text:p>15,0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1200" calcext:value-type="float">
            <text:p>1 200,0000</text:p>
          </table:table-cell>
          <table:table-cell table:formula="of:=[.S240]-[.T240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041" calcext:value-type="float">
            <text:p>2 041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41]+([.M241]/20)+([.N241]/240)" office:value-type="float" office:value="1.5" calcext:value-type="float">
            <text:p>1,5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3061.5" calcext:value-type="float">
            <text:p>3 061,5000</text:p>
          </table:table-cell>
          <table:table-cell table:formula="of:=[.S241]-[.T241]" office:value-type="float" office:value="-3061.5" calcext:value-type="float">
            <text:p>-3061,5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42]+([.M242]/20)+([.N242]/240)" office:value-type="float" office:value="3" calcext:value-type="float">
            <text:p>3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150" calcext:value-type="float">
            <text:p>150,0000</text:p>
          </table:table-cell>
          <table:table-cell table:formula="of:=[.S242]-[.T242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tocfi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50" calcext:value-type="float">
            <text:p>1 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43]+([.M243]/20)+([.N243]/240)" office:value-type="float" office:value="0.2" calcext:value-type="float">
            <text:p>0,2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230" calcext:value-type="float">
            <text:p>230,0000</text:p>
          </table:table-cell>
          <table:table-cell table:formula="of:=[.S243]-[.T243]" office:value-type="float" office:value="-230" calcext:value-type="float">
            <text:p>-23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69" calcext:value-type="float">
            <text:p>5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44]+([.M244]/20)+([.N244]/240)" office:value-type="float" office:value="0.2" calcext:value-type="float">
            <text:p>0,2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113.8" calcext:value-type="float">
            <text:p>113,8000</text:p>
          </table:table-cell>
          <table:table-cell table:formula="of:=[.S244]-[.T244]" office:value-type="float" office:value="-113.8" calcext:value-type="float">
            <text:p>-113,8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245]+([.M245]/20)+([.N245]/240)" office:value-type="float" office:value="0.6" calcext:value-type="float">
            <text:p>0,6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288" calcext:value-type="float">
            <text:p>288,0000</text:p>
          </table:table-cell>
          <table:table-cell table:formula="of:=[.S245]-[.T245]" office:value-type="float" office:value="-288" calcext:value-type="float">
            <text:p>-288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46]+([.M246]/20)+([.N246]/240)" office:value-type="float" office:value="0.35" calcext:value-type="float">
            <text:p>0,35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84" calcext:value-type="float">
            <text:p>84,0000</text:p>
          </table:table-cell>
          <table:table-cell table:formula="of:=[.S246]-[.T246]" office:value-type="float" office:value="-84" calcext:value-type="float">
            <text:p>-84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abac de cant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792" calcext:value-type="float">
            <text:p>2 7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247]+([.M247]/20)+([.N247]/240)" office:value-type="float" office:value="0.6" calcext:value-type="float">
            <text:p>0,6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1675.2" calcext:value-type="float">
            <text:p>1 675,2000</text:p>
          </table:table-cell>
          <table:table-cell table:formula="of:=[.S247]-[.T247]" office:value-type="float" office:value="-1675.2" calcext:value-type="float">
            <text:p>-1675,2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abac de la ferm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23" calcext:value-type="float">
            <text:p>223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table:formula="of:=[.L248]+([.M248]/20)+([.N248]/240)" office:value-type="float" office:value="3.2" calcext:value-type="float">
            <text:p>3,2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713.6" calcext:value-type="float">
            <text:p>713,6000</text:p>
          </table:table-cell>
          <table:table-cell table:formula="of:=[.S248]-[.T248]" office:value-type="float" office:value="-713.6" calcext:value-type="float">
            <text:p>-713,6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apis de Turqu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en nombre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49]+([.M249]/20)+([.N249]/240)" office:value-type="float" office:value="40" calcext:value-type="float">
            <text:p>40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1280" calcext:value-type="float">
            <text:p>1 280,0000</text:p>
          </table:table-cell>
          <table:table-cell table:formula="of:=[.S249]-[.T249]" office:value-type="float" office:value="-1280" calcext:value-type="float">
            <text:p>-1280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apis de velo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250]+([.M250]/20)+([.N250]/240)" office:value-type="float" office:value="0" calcext:value-type="float">
            <text:p>0,0000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[.P250]+0.05*[.Q250]+[.R250]/240" office:value-type="float" office:value="260" calcext:value-type="float">
            <text:p>260</text:p>
          </table:table-cell>
          <table:table-cell table:formula="of:=[.J250]*[.O250]" office:value-type="float" office:value="0" calcext:value-type="float">
            <text:p>0,0000</text:p>
          </table:table-cell>
          <table:table-cell table:formula="of:=[.S250]-[.T250]" office:value-type="float" office:value="260" calcext:value-type="float">
            <text:p>260</text:p>
          </table:table-cell>
          <table:table-cell office:value-type="string" calcext:value-type="string">
            <text:p>valeur de 260 L</text:p>
          </table:table-cell>
          <table:table-cell table:number-columns-repeated="100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apse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806" calcext:value-type="float">
            <text:p>2 806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51]+([.M251]/20)+([.N251]/240)" office:value-type="float" office:value="22.5" calcext:value-type="float">
            <text:p>22,5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63135" calcext:value-type="float">
            <text:p>63 135,0000</text:p>
          </table:table-cell>
          <table:table-cell table:formula="of:=[.S251]-[.T251]" office:value-type="float" office:value="-63135" calcext:value-type="float">
            <text:p>-63135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bines de 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252]+([.M252]/20)+([.N252]/240)" office:value-type="float" office:value="22" calcext:value-type="float">
            <text:p>22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396" calcext:value-type="float">
            <text:p>396,0000</text:p>
          </table:table-cell>
          <table:table-cell table:formula="of:=[.S252]-[.T252]" office:value-type="float" office:value="-396" calcext:value-type="float">
            <text:p>-396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53]+([.M253]/20)+([.N253]/240)" office:value-type="float" office:value="7.5" calcext:value-type="float">
            <text:p>7,5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187.5" calcext:value-type="float">
            <text:p>187,5000</text:p>
          </table:table-cell>
          <table:table-cell table:formula="of:=[.S253]-[.T253]" office:value-type="float" office:value="-187.5" calcext:value-type="float">
            <text:p>-187,5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gu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24" calcext:value-type="float">
            <text:p>224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54]+([.M254]/20)+([.N254]/240)" office:value-type="float" office:value="24" calcext:value-type="float">
            <text:p>24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5376" calcext:value-type="float">
            <text:p>5 376,0000</text:p>
          </table:table-cell>
          <table:table-cell table:formula="of:=[.S254]-[.T254]" office:value-type="float" office:value="-5376" calcext:value-type="float">
            <text:p>-5376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55]+([.M255]/20)+([.N255]/240)" office:value-type="float" office:value="2.5" calcext:value-type="float">
            <text:p>2,5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625" calcext:value-type="float">
            <text:p>625,0000</text:p>
          </table:table-cell>
          <table:table-cell table:formula="of:=[.S255]-[.T255]" office:value-type="float" office:value="-625" calcext:value-type="float">
            <text:p>-625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66" calcext:value-type="float">
            <text:p>166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256]+([.M256]/20)+([.N256]/240)" office:value-type="float" office:value="26" calcext:value-type="float">
            <text:p>26,0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4316" calcext:value-type="float">
            <text:p>4 316,0000</text:p>
          </table:table-cell>
          <table:table-cell table:formula="of:=[.S256]-[.T256]" office:value-type="float" office:value="-4316" calcext:value-type="float">
            <text:p>-4316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011" calcext:value-type="float">
            <text:p>7 011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257]+([.M257]/20)+([.N257]/240)" office:value-type="float" office:value="4.25" calcext:value-type="float">
            <text:p>4,25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29796.75" calcext:value-type="float">
            <text:p>29 796,7500</text:p>
          </table:table-cell>
          <table:table-cell table:formula="of:=[.S257]-[.T257]" office:value-type="float" office:value="-29796.75" calcext:value-type="float">
            <text:p>-29796,75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elour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aul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58]+([.M258]/20)+([.N258]/240)" office:value-type="float" office:value="24" calcext:value-type="float">
            <text:p>24,0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144" calcext:value-type="float">
            <text:p>144,0000</text:p>
          </table:table-cell>
          <table:table-cell table:formula="of:=[.S258]-[.T258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90" calcext:value-type="float">
            <text:p>190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259]+([.M259]/20)+([.N259]/240)" office:value-type="float" office:value="50" calcext:value-type="float">
            <text:p>50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9500" calcext:value-type="float">
            <text:p>9 500,0000</text:p>
          </table:table-cell>
          <table:table-cell table:formula="of:=[.S259]-[.T259]" office:value-type="float" office:value="-9500" calcext:value-type="float">
            <text:p>-9500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Bordeaux médioc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bariques</text:p>
          </table:table-cell>
          <table:table-cell office:value-type="float" office:value="37" calcext:value-type="float">
            <text:p>3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60]+([.M260]/20)+([.N260]/240)" office:value-type="float" office:value="37.5" calcext:value-type="float">
            <text:p>37,5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8437.5" calcext:value-type="float">
            <text:p>8 437,5000</text:p>
          </table:table-cell>
          <table:table-cell table:formula="of:=[.S260]-[.T260]" office:value-type="float" office:value="-8437.5" calcext:value-type="float">
            <text:p>-8437,5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1.5" calcext:value-type="float">
            <text:p>21,50</text:p>
          </table:table-cell>
          <table:table-cell office:value-type="string" calcext:value-type="string">
            <text:p>tonneaux</text:p>
          </table:table-cell>
          <table:table-cell office:value-type="float" office:value="360" calcext:value-type="float">
            <text:p>360,000</text:p>
          </table:table-cell>
          <table:table-cell table:number-columns-repeated="2"/>
          <table:table-cell table:style-name="ce21" table:formula="of:=[.L261]+([.M261]/20)+([.N261]/240)" office:value-type="float" office:value="360" calcext:value-type="float">
            <text:p>360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7740" calcext:value-type="float">
            <text:p>7 740,0000</text:p>
          </table:table-cell>
          <table:table-cell table:formula="of:=[.S261]-[.T261]" office:value-type="float" office:value="-7740" calcext:value-type="float">
            <text:p>-7740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'Alica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62]+([.M262]/20)+([.N262]/240)" office:value-type="float" office:value="2" calcext:value-type="float">
            <text:p>2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100" calcext:value-type="float">
            <text:p>100,0000</text:p>
          </table:table-cell>
          <table:table-cell table:formula="of:=[.S262]-[.T262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frontig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263]+([.M263]/20)+([.N263]/240)" office:value-type="float" office:value="90" calcext:value-type="float">
            <text:p>90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90" calcext:value-type="float">
            <text:p>90,0000</text:p>
          </table:table-cell>
          <table:table-cell table:formula="of:=[.S263]-[.T263]" office:value-type="float" office:value="-90" calcext:value-type="float">
            <text:p>-90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Querc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bariques</text:p>
          </table:table-cell>
          <table:table-cell office:value-type="float" office:value="62" calcext:value-type="float">
            <text:p>6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64]+([.M264]/20)+([.N264]/240)" office:value-type="float" office:value="62.5" calcext:value-type="float">
            <text:p>62,5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2000" calcext:value-type="float">
            <text:p>2 000,0000</text:p>
          </table:table-cell>
          <table:table-cell table:formula="of:=[.S264]-[.T264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tonneaux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265]+([.M265]/20)+([.N265]/240)" office:value-type="float" office:value="90" calcext:value-type="float">
            <text:p>90,0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360" calcext:value-type="float">
            <text:p>360,0000</text:p>
          </table:table-cell>
          <table:table-cell table:formula="of:=[.S265]-[.T265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66]+([.M266]/20)+([.N266]/240)" office:value-type="float" office:value="0.4" calcext:value-type="float">
            <text:p>0,4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220" calcext:value-type="float">
            <text:p>220,0000</text:p>
          </table:table-cell>
          <table:table-cell table:formula="of:=[.S266]-[.T266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argen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8.5" calcext:value-type="float">
            <text:p>58,50</text:p>
          </table:table-cell>
          <table:table-cell office:value-type="string" calcext:value-type="string">
            <text:p>marcs</text:p>
          </table:table-cell>
          <table:table-cell office:value-type="float" office:value="57" calcext:value-type="float">
            <text:p>57,000</text:p>
          </table:table-cell>
          <table:table-cell table:number-columns-repeated="2"/>
          <table:table-cell table:style-name="ce21" table:formula="of:=[.L267]+([.M267]/20)+([.N267]/240)" office:value-type="float" office:value="57" calcext:value-type="float">
            <text:p>57,0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3334.5" calcext:value-type="float">
            <text:p>3 334,5000</text:p>
          </table:table-cell>
          <table:table-cell table:formula="of:=[.S267]-[.T267]" office:value-type="float" office:value="-3334.5" calcext:value-type="float">
            <text:p>-3334,5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s de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68]+([.M268]/20)+([.N268]/240)" office:value-type="float" office:value="2" calcext:value-type="float">
            <text:p>2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76" calcext:value-type="float">
            <text:p>76,0000</text:p>
          </table:table-cell>
          <table:table-cell table:formula="of:=[.S268]-[.T268]" office:value-type="float" office:value="-76" calcext:value-type="float">
            <text:p>-76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53" calcext:value-type="float">
            <text:p>253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69]+([.M269]/20)+([.N269]/240)" office:value-type="float" office:value="2" calcext:value-type="float">
            <text:p>2,0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506" calcext:value-type="float">
            <text:p>506,0000</text:p>
          </table:table-cell>
          <table:table-cell table:formula="of:=[.S269]-[.T269]" office:value-type="float" office:value="-506" calcext:value-type="float">
            <text:p>-506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70]+([.M270]/20)+([.N270]/240)" office:value-type="float" office:value="2" calcext:value-type="float">
            <text:p>2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194" calcext:value-type="float">
            <text:p>194,0000</text:p>
          </table:table-cell>
          <table:table-cell table:formula="of:=[.S270]-[.T270]" office:value-type="float" office:value="-194" calcext:value-type="float">
            <text:p>-194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s de so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71]+([.M271]/20)+([.N271]/240)" office:value-type="float" office:value="40" calcext:value-type="float">
            <text:p>40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220" calcext:value-type="float">
            <text:p>220,0000</text:p>
          </table:table-cell>
          <table:table-cell table:formula="of:=[.S271]-[.T271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barrils</text:p>
          </table:table-cell>
          <table:table-cell office:value-type="float" office:value="38" calcext:value-type="float">
            <text:p>38,000</text:p>
          </table:table-cell>
          <table:table-cell table:number-columns-repeated="2"/>
          <table:table-cell table:style-name="ce21" table:formula="of:=[.L272]+([.M272]/20)+([.N272]/240)" office:value-type="float" office:value="38" calcext:value-type="float">
            <text:p>38,0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1938" calcext:value-type="float">
            <text:p>1 938,0000</text:p>
          </table:table-cell>
          <table:table-cell table:formula="of:=[.S272]-[.T272]" office:value-type="float" office:value="-1938" calcext:value-type="float">
            <text:p>-1938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430" calcext:value-type="float">
            <text:p>4 4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73]+([.M273]/20)+([.N273]/240)" office:value-type="float" office:value="0.2" calcext:value-type="float">
            <text:p>0,2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886" calcext:value-type="float">
            <text:p>886,0000</text:p>
          </table:table-cell>
          <table:table-cell table:formula="of:=[.S273]-[.T273]" office:value-type="float" office:value="-886" calcext:value-type="float">
            <text:p>-886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5083" calcext:value-type="float">
            <text:p>45 0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74]+([.M274]/20)+([.N274]/240)" office:value-type="float" office:value="0.4" calcext:value-type="float">
            <text:p>0,40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18033.2" calcext:value-type="float">
            <text:p>18 033,2000</text:p>
          </table:table-cell>
          <table:table-cell table:formula="of:=[.S274]-[.T274]" office:value-type="float" office:value="-18033.2" calcext:value-type="float">
            <text:p>-18033,2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iscui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7000" calcext:value-type="float">
            <text:p>67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75]+([.M275]/20)+([.N275]/240)" office:value-type="float" office:value="0.2" calcext:value-type="float">
            <text:p>0,2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13400" calcext:value-type="float">
            <text:p>13 400,0000</text:p>
          </table:table-cell>
          <table:table-cell table:formula="of:=[.S275]-[.T275]" office:value-type="float" office:value="-13400" calcext:value-type="float">
            <text:p>-13400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uchons de liè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000" calcext:value-type="float">
            <text:p>13 000,00</text:p>
          </table:table-cell>
          <table:table-cell office:value-type="string" calcext:value-type="string">
            <text:p>en nombre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table:style-name="ce21" table:formula="of:=[.L276]+([.M276]/20)+([.N276]/240)" office:value-type="float" office:value="0.003" calcext:value-type="float">
            <text:p>0,003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39" calcext:value-type="float">
            <text:p>39,0000</text:p>
          </table:table-cell>
          <table:table-cell table:formula="of:=[.S276]-[.T276]" office:value-type="float" office:value="-39" calcext:value-type="float">
            <text:p>-39</text:p>
          </table:table-cell>
          <table:table-cell office:value-type="string" calcext:value-type="string">
            <text:p>3 L %%</text:p>
          </table:table-cell>
          <table:table-cell table:number-columns-repeated="100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277]+([.M277]/20)+([.N277]/240)" office:value-type="float" office:value="17" calcext:value-type="float">
            <text:p>17,00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221" calcext:value-type="float">
            <text:p>221,0000</text:p>
          </table:table-cell>
          <table:table-cell table:formula="of:=[.S277]-[.T277]" office:value-type="float" office:value="-221" calcext:value-type="float">
            <text:p>-221</text:p>
          </table:table-cell>
          <table:table-cell table:style-name="ce28"/>
          <table:table-cell table:number-columns-repeated="100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ri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7.5" calcext:value-type="float">
            <text:p>97,50</text:p>
          </table:table-cell>
          <table:table-cell office:value-type="string" calcext:value-type="string">
            <text:p>millier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278]+([.M278]/20)+([.N278]/240)" office:value-type="float" office:value="14" calcext:value-type="float">
            <text:p>14,00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1365" calcext:value-type="float">
            <text:p>1 365,0000</text:p>
          </table:table-cell>
          <table:table-cell table:formula="of:=[.S278]-[.T278]" office:value-type="float" office:value="-1365" calcext:value-type="float">
            <text:p>-1365</text:p>
          </table:table-cell>
          <table:table-cell table:number-columns-repeated="100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79]+([.M279]/20)+([.N279]/240)" office:value-type="float" office:value="8" calcext:value-type="float">
            <text:p>8,0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1200" calcext:value-type="float">
            <text:p>1 200,0000</text:p>
          </table:table-cell>
          <table:table-cell table:formula="of:=[.S279]-[.T279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40" calcext:value-type="float">
            <text:p>1 040,00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80]+([.M280]/20)+([.N280]/240)" office:value-type="float" office:value="1.5" calcext:value-type="float">
            <text:p>1,5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1560" calcext:value-type="float">
            <text:p>1 560,0000</text:p>
          </table:table-cell>
          <table:table-cell table:formula="of:=[.S280]-[.T280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63" calcext:value-type="float">
            <text:p>96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1" table:formula="of:=[.L281]+([.M281]/20)+([.N281]/240)" office:value-type="float" office:value="0.525" calcext:value-type="float">
            <text:p>0,525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505.575" calcext:value-type="float">
            <text:p>505,5750</text:p>
          </table:table-cell>
          <table:table-cell table:formula="of:=[.S281]-[.T281]" office:value-type="float" office:value="-505.575" calcext:value-type="float">
            <text:p>-505,58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88" calcext:value-type="float">
            <text:p>1 388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82]+([.M282]/20)+([.N282]/240)" office:value-type="float" office:value="3" calcext:value-type="float">
            <text:p>3,0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4164" calcext:value-type="float">
            <text:p>4 164,0000</text:p>
          </table:table-cell>
          <table:table-cell table:formula="of:=[.S282]-[.T282]" office:value-type="float" office:value="-4164" calcext:value-type="float">
            <text:p>-4164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83]+([.M283]/20)+([.N283]/240)" office:value-type="float" office:value="7" calcext:value-type="float">
            <text:p>7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1050" calcext:value-type="float">
            <text:p>1 050,0000</text:p>
          </table:table-cell>
          <table:table-cell table:formula="of:=[.S283]-[.T283]" office:value-type="float" office:value="-1050" calcext:value-type="float">
            <text:p>-1050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emises u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84]+([.M284]/20)+([.N284]/240)" office:value-type="float" office:value="4" calcext:value-type="float">
            <text:p>4,0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1200" calcext:value-type="float">
            <text:p>1 200,0000</text:p>
          </table:table-cell>
          <table:table-cell table:formula="of:=[.S284]-[.T284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bariqu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85]+([.M285]/20)+([.N285]/240)" office:value-type="float" office:value="15" calcext:value-type="float">
            <text:p>15,00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330" calcext:value-type="float">
            <text:p>330,0000</text:p>
          </table:table-cell>
          <table:table-cell table:formula="of:=[.S285]-[.T285]" office:value-type="float" office:value="-330" calcext:value-type="float">
            <text:p>-330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372" calcext:value-type="float">
            <text:p>15 3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86]+([.M286]/20)+([.N286]/240)" office:value-type="float" office:value="0.3" calcext:value-type="float">
            <text:p>0,3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4611.6" calcext:value-type="float">
            <text:p>4 611,6000</text:p>
          </table:table-cell>
          <table:table-cell table:formula="of:=[.S286]-[.T286]" office:value-type="float" office:value="-4611.6" calcext:value-type="float">
            <text:p>-4611,6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287]+([.M287]/20)+([.N287]/240)" office:value-type="float" office:value="1.2" calcext:value-type="float">
            <text:p>1,2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108" calcext:value-type="float">
            <text:p>108,0000</text:p>
          </table:table-cell>
          <table:table-cell table:formula="of:=[.S287]-[.T287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rnich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flacon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88]+([.M288]/20)+([.N288]/240)" office:value-type="float" office:value="1" calcext:value-type="float">
            <text:p>1,00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48" calcext:value-type="float">
            <text:p>48,0000</text:p>
          </table:table-cell>
          <table:table-cell table:formula="of:=[.S288]-[.T288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rist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89]+([.M289]/20)+([.N289]/240)" office:value-type="float" office:value="2" calcext:value-type="float">
            <text:p>2,0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220" calcext:value-type="float">
            <text:p>220,0000</text:p>
          </table:table-cell>
          <table:table-cell table:formula="of:=[.S289]-[.T289]" office:value-type="float" office:value="-220" calcext:value-type="float">
            <text:p>-220</text:p>
          </table:table-cell>
          <table:table-cell office:value-type="string" calcext:value-type="string">
            <text:p>unité de 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irs de boeufs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32" calcext:value-type="float">
            <text:p>5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90]+([.M290]/20)+([.N290]/240)" office:value-type="float" office:value="1" calcext:value-type="float">
            <text:p>1,0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532" calcext:value-type="float">
            <text:p>532,0000</text:p>
          </table:table-cell>
          <table:table-cell table:formula="of:=[.S290]-[.T290]" office:value-type="float" office:value="-532" calcext:value-type="float">
            <text:p>-532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isses d'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91]+([.M291]/20)+([.N291]/240)" office:value-type="float" office:value="6" calcext:value-type="float">
            <text:p>6,0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72" calcext:value-type="float">
            <text:p>72,0000</text:p>
          </table:table-cell>
          <table:table-cell table:formula="of:=[.S291]-[.T291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ivre en bat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1" table:formula="of:=[.L292]+([.M292]/20)+([.N292]/240)" office:value-type="float" office:value="1.6" calcext:value-type="float">
            <text:p>1,6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480" calcext:value-type="float">
            <text:p>480,0000</text:p>
          </table:table-cell>
          <table:table-cell table:formula="of:=[.S292]-[.T292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94" calcext:value-type="float">
            <text:p>294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93]+([.M293]/20)+([.N293]/240)" office:value-type="float" office:value="4.5" calcext:value-type="float">
            <text:p>4,50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1323" calcext:value-type="float">
            <text:p>1 323,0000</text:p>
          </table:table-cell>
          <table:table-cell table:formula="of:=[.S293]-[.T293]" office:value-type="float" office:value="-1323" calcext:value-type="float">
            <text:p>-1323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94]+([.M294]/20)+([.N294]/240)" office:value-type="float" office:value="40" calcext:value-type="float">
            <text:p>40,00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360" calcext:value-type="float">
            <text:p>360,0000</text:p>
          </table:table-cell>
          <table:table-cell table:formula="of:=[.S294]-[.T294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barril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1" table:formula="of:=[.L295]+([.M295]/20)+([.N295]/240)" office:value-type="float" office:value="32" calcext:value-type="float">
            <text:p>32,00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5600" calcext:value-type="float">
            <text:p>5 600,0000</text:p>
          </table:table-cell>
          <table:table-cell table:formula="of:=[.S295]-[.T295]" office:value-type="float" office:value="-5600" calcext:value-type="float">
            <text:p>-5600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3000" calcext:value-type="float">
            <text:p>5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1" table:formula="of:=[.L296]+([.M296]/20)+([.N296]/240)" office:value-type="float" office:value="0.1375" calcext:value-type="float">
            <text:p>0,1375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7287.5" calcext:value-type="float">
            <text:p>7 287,5000</text:p>
          </table:table-cell>
          <table:table-cell table:formula="of:=[.S296]-[.T296]" office:value-type="float" office:value="-7287.5" calcext:value-type="float">
            <text:p>-7287,5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97]+([.M297]/20)+([.N297]/240)" office:value-type="float" office:value="1.5" calcext:value-type="float">
            <text:p>1,50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900" calcext:value-type="float">
            <text:p>900,0000</text:p>
          </table:table-cell>
          <table:table-cell table:formula="of:=[.S297]-[.T297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100" calcext:value-type="float">
            <text:p>7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98]+([.M298]/20)+([.N298]/240)" office:value-type="float" office:value="0.3" calcext:value-type="float">
            <text:p>0,30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2130" calcext:value-type="float">
            <text:p>2 130,0000</text:p>
          </table:table-cell>
          <table:table-cell table:formula="of:=[.S298]-[.T298]" office:value-type="float" office:value="-2130" calcext:value-type="float">
            <text:p>-2130</text:p>
          </table:table-cell>
          <table:table-cell table:number-columns-repeated="100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lamb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299]+([.M299]/20)+([.N299]/240)" office:value-type="float" office:value="0" calcext:value-type="float">
            <text:p>0,00000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formula="of:=[.P299]+0.05*[.Q299]+[.R299]/240" office:value-type="float" office:value="925" calcext:value-type="float">
            <text:p>925</text:p>
          </table:table-cell>
          <table:table-cell table:formula="of:=[.J299]*[.O299]" office:value-type="float" office:value="0" calcext:value-type="float">
            <text:p>0,0000</text:p>
          </table:table-cell>
          <table:table-cell table:formula="of:=[.S299]-[.T299]" office:value-type="float" office:value="925" calcext:value-type="float">
            <text:p>925</text:p>
          </table:table-cell>
          <table:table-cell office:value-type="string" calcext:value-type="string">
            <text:p>valeur de 92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romage de Gruy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300]+([.M300]/20)+([.N300]/240)" office:value-type="float" office:value="0.45" calcext:value-type="float">
            <text:p>0,45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56.25" calcext:value-type="float">
            <text:p>56,2500</text:p>
          </table:table-cell>
          <table:table-cell table:formula="of:=[.S300]-[.T300]" office:value-type="float" office:value="-56.25" calcext:value-type="float">
            <text:p>-56,25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01]+([.M301]/20)+([.N301]/240)" office:value-type="float" office:value="0.5" calcext:value-type="float">
            <text:p>0,5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300" calcext:value-type="float">
            <text:p>300,0000</text:p>
          </table:table-cell>
          <table:table-cell table:formula="of:=[.S301]-[.T30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ruits à l'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pot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02]+([.M302]/20)+([.N302]/240)" office:value-type="float" office:value="4" calcext:value-type="float">
            <text:p>4,00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264" calcext:value-type="float">
            <text:p>264,0000</text:p>
          </table:table-cell>
          <table:table-cell table:formula="of:=[.S302]-[.T302]" office:value-type="float" office:value="-264" calcext:value-type="float">
            <text:p>-264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abillemen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03]+([.M303]/20)+([.N303]/240)" office:value-type="float" office:value="40" calcext:value-type="float">
            <text:p>40,0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120" calcext:value-type="float">
            <text:p>120,0000</text:p>
          </table:table-cell>
          <table:table-cell table:formula="of:=[.S303]-[.T303]" office:value-type="float" office:value="-120" calcext:value-type="float">
            <text:p>-120</text:p>
          </table:table-cell>
          <table:table-cell office:value-type="string" calcext:value-type="string">
            <text:p>unité de 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9" calcext:value-type="float">
            <text:p>159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1" table:formula="of:=[.L304]+([.M304]/20)+([.N304]/240)" office:value-type="float" office:value="2.4" calcext:value-type="float">
            <text:p>2,4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381.6" calcext:value-type="float">
            <text:p>381,6000</text:p>
          </table:table-cell>
          <table:table-cell table:formula="of:=[.S304]-[.T304]" office:value-type="float" office:value="-381.6" calcext:value-type="float">
            <text:p>-381,6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10" calcext:value-type="float">
            <text:p>1 5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305]+([.M305]/20)+([.N305]/240)" office:value-type="float" office:value="0.6" calcext:value-type="float">
            <text:p>0,6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906" calcext:value-type="float">
            <text:p>906,0000</text:p>
          </table:table-cell>
          <table:table-cell table:formula="of:=[.S305]-[.T305]" office:value-type="float" office:value="-906" calcext:value-type="float">
            <text:p>-906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935" calcext:value-type="float">
            <text:p>1 9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06]+([.M306]/20)+([.N306]/240)" office:value-type="float" office:value="0.5" calcext:value-type="float">
            <text:p>0,5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967.5" calcext:value-type="float">
            <text:p>967,5000</text:p>
          </table:table-cell>
          <table:table-cell table:formula="of:=[.S306]-[.T306]" office:value-type="float" office:value="-967.5" calcext:value-type="float">
            <text:p>-967,5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07]+([.M307]/20)+([.N307]/240)" office:value-type="float" office:value="40" calcext:value-type="float">
            <text:p>40,00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400" calcext:value-type="float">
            <text:p>400,0000</text:p>
          </table:table-cell>
          <table:table-cell table:formula="of:=[.S307]-[.T307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230" calcext:value-type="float">
            <text:p>4 2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308]+([.M308]/20)+([.N308]/240)" office:value-type="float" office:value="0.25" calcext:value-type="float">
            <text:p>0,25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1057.5" calcext:value-type="float">
            <text:p>1 057,5000</text:p>
          </table:table-cell>
          <table:table-cell table:formula="of:=[.S308]-[.T308]" office:value-type="float" office:value="-1057.5" calcext:value-type="float">
            <text:p>-1057,5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ent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oisseaux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09]+([.M309]/20)+([.N309]/240)" office:value-type="float" office:value="4" calcext:value-type="float">
            <text:p>4,00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800" calcext:value-type="float">
            <text:p>800,0000</text:p>
          </table:table-cell>
          <table:table-cell table:formula="of:=[.S309]-[.T309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ingeri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10]+([.M310]/20)+([.N310]/240)" office:value-type="float" office:value="6" calcext:value-type="float">
            <text:p>6,00000</text:p>
          </table:table-cell>
          <table:table-cell table:number-columns-repeated="3"/>
          <table:table-cell table:formula="of:=[.P310]+0.05*[.Q310]+[.R310]/240" office:value-type="float" office:value="0" calcext:value-type="float">
            <text:p>0</text:p>
          </table:table-cell>
          <table:table-cell table:formula="of:=[.J310]*[.O310]" office:value-type="float" office:value="750" calcext:value-type="float">
            <text:p>750,0000</text:p>
          </table:table-cell>
          <table:table-cell table:formula="of:=[.S310]-[.T310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it d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311]+([.M311]/20)+([.N311]/240)" office:value-type="float" office:value="0" calcext:value-type="float">
            <text:p>0,0000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[.P311]+0.05*[.Q311]+[.R311]/240" office:value-type="float" office:value="160" calcext:value-type="float">
            <text:p>160</text:p>
          </table:table-cell>
          <table:table-cell table:formula="of:=[.J311]*[.O311]" office:value-type="float" office:value="0" calcext:value-type="float">
            <text:p>0,0000</text:p>
          </table:table-cell>
          <table:table-cell table:formula="of:=[.S311]-[.T311]" office:value-type="float" office:value="160" calcext:value-type="float">
            <text:p>160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ca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312]+([.M312]/20)+([.N312]/240)" office:value-type="float" office:value="1.4" calcext:value-type="float">
            <text:p>1,40000</text:p>
          </table:table-cell>
          <table:table-cell table:number-columns-repeated="3"/>
          <table:table-cell table:formula="of:=[.P312]+0.05*[.Q312]+[.R312]/240" office:value-type="float" office:value="0" calcext:value-type="float">
            <text:p>0</text:p>
          </table:table-cell>
          <table:table-cell table:formula="of:=[.J312]*[.O312]" office:value-type="float" office:value="56" calcext:value-type="float">
            <text:p>56,0000</text:p>
          </table:table-cell>
          <table:table-cell table:formula="of:=[.S312]-[.T312]" office:value-type="float" office:value="-56" calcext:value-type="float">
            <text:p>-56</text:p>
          </table:table-cell>
          <table:table-cell table:number-columns-repeated="100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nchettes brod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313]+([.M313]/20)+([.N313]/240)" office:value-type="float" office:value="0" calcext:value-type="float">
            <text:p>0,00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[.P313]+0.05*[.Q313]+[.R313]/240" office:value-type="float" office:value="310" calcext:value-type="float">
            <text:p>310</text:p>
          </table:table-cell>
          <table:table-cell table:formula="of:=[.J313]*[.O313]" office:value-type="float" office:value="0" calcext:value-type="float">
            <text:p>0,0000</text:p>
          </table:table-cell>
          <table:table-cell table:formula="of:=[.S313]-[.T313]" office:value-type="float" office:value="310" calcext:value-type="float">
            <text:p>310</text:p>
          </table:table-cell>
          <table:table-cell office:value-type="string" calcext:value-type="string">
            <text:p>valeur de 3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quereaux sal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314]+([.M314]/20)+([.N314]/240)" office:value-type="float" office:value="15" calcext:value-type="float">
            <text:p>15,00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240" calcext:value-type="float">
            <text:p>240,0000</text:p>
          </table:table-cell>
          <table:table-cell table:formula="of:=[.S314]-[.T314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315]+([.M315]/20)+([.N315]/240)" office:value-type="float" office:value="0" calcext:value-type="float">
            <text:p>0,00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0" calcext:value-type="float">
            <text:p>0,0000</text:p>
          </table:table-cell>
          <table:table-cell table:formula="of:=[.S315]-[.T315]" office:value-type="float" office:value="0" calcext:value-type="float">
            <text:p>0</text:p>
          </table:table-cell>
          <table:table-cell office:value-type="string" calcext:value-type="string">
            <text:p>prix absent</text:p>
          </table:table-cell>
          <table:table-cell table:number-columns-repeated="1002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16]+([.M316]/20)+([.N316]/240)" office:value-type="float" office:value="2" calcext:value-type="float">
            <text:p>2,0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36" calcext:value-type="float">
            <text:p>36,0000</text:p>
          </table:table-cell>
          <table:table-cell table:formula="of:=[.S316]-[.T316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317]+([.M317]/20)+([.N317]/240)" office:value-type="float" office:value="0" calcext:value-type="float">
            <text:p>0,00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P317]+0.05*[.Q317]+[.R317]/240" office:value-type="float" office:value="150" calcext:value-type="float">
            <text:p>150</text:p>
          </table:table-cell>
          <table:table-cell table:formula="of:=[.J317]*[.O317]" office:value-type="float" office:value="0" calcext:value-type="float">
            <text:p>0,0000</text:p>
          </table:table-cell>
          <table:table-cell table:formula="of:=[.S317]-[.T317]" office:value-type="float" office:value="150" calcext:value-type="float">
            <text:p>150</text:p>
          </table:table-cell>
          <table:table-cell office:value-type="string" calcext:value-type="string">
            <text:p>valeur de 1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600" calcext:value-type="float">
            <text:p>20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318]+([.M318]/20)+([.N318]/240)" office:value-type="float" office:value="0.35" calcext:value-type="float">
            <text:p>0,35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7210" calcext:value-type="float">
            <text:p>7 210,0000</text:p>
          </table:table-cell>
          <table:table-cell table:formula="of:=[.S318]-[.T318]" office:value-type="float" office:value="-7210" calcext:value-type="float">
            <text:p>-7210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douzain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1" table:formula="of:=[.L319]+([.M319]/20)+([.N319]/240)" office:value-type="float" office:value="13" calcext:value-type="float">
            <text:p>13,00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1560" calcext:value-type="float">
            <text:p>1 560,0000</text:p>
          </table:table-cell>
          <table:table-cell table:formula="of:=[.S319]-[.T319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choirs des I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320]+([.M320]/20)+([.N320]/240)" office:value-type="float" office:value="1" calcext:value-type="float">
            <text:p>1,00000</text:p>
          </table:table-cell>
          <table:table-cell table:number-columns-repeated="3"/>
          <table:table-cell table:formula="of:=[.P320]+0.05*[.Q320]+[.R320]/240" office:value-type="float" office:value="0" calcext:value-type="float">
            <text:p>0</text:p>
          </table:table-cell>
          <table:table-cell table:formula="of:=[.J320]*[.O320]" office:value-type="float" office:value="44" calcext:value-type="float">
            <text:p>44,0000</text:p>
          </table:table-cell>
          <table:table-cell table:formula="of:=[.S320]-[.T320]" office:value-type="float" office:value="-44" calcext:value-type="float">
            <text:p>-44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choirs de 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321]+([.M321]/20)+([.N321]/240)" office:value-type="float" office:value="1" calcext:value-type="float">
            <text:p>1,0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1600" calcext:value-type="float">
            <text:p>1 600,0000</text:p>
          </table:table-cell>
          <table:table-cell table:formula="of:=[.S321]-[.T321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petits barril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22]+([.M322]/20)+([.N322]/240)" office:value-type="float" office:value="2" calcext:value-type="float">
            <text:p>2,0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21" calcext:value-type="float">
            <text:p>21,0000</text:p>
          </table:table-cell>
          <table:table-cell table:formula="of:=[.S322]-[.T322]" office:value-type="float" office:value="-21" calcext:value-type="float">
            <text:p>-21</text:p>
          </table:table-cell>
          <table:table-cell table:number-columns-repeated="100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oz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323]+([.M323]/20)+([.N323]/240)" office:value-type="float" office:value="0.25" calcext:value-type="float">
            <text:p>0,250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15.75" calcext:value-type="float">
            <text:p>15,7500</text:p>
          </table:table-cell>
          <table:table-cell table:formula="of:=[.S323]-[.T323]" office:value-type="float" office:value="-15.75" calcext:value-type="float">
            <text:p>-15,75</text:p>
          </table:table-cell>
          <table:table-cell table:number-columns-repeated="1003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60" calcext:value-type="float">
            <text:p>5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24]+([.M324]/20)+([.N324]/240)" office:value-type="float" office:value="0.3" calcext:value-type="float">
            <text:p>0,3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168" calcext:value-type="float">
            <text:p>168,0000</text:p>
          </table:table-cell>
          <table:table-cell table:formula="of:=[.S324]-[.T324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ierres de St Cas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73" calcext:value-type="float">
            <text:p>473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325]+([.M325]/20)+([.N325]/240)" office:value-type="float" office:value="0.75" calcext:value-type="float">
            <text:p>0,75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354.75" calcext:value-type="float">
            <text:p>354,7500</text:p>
          </table:table-cell>
          <table:table-cell table:formula="of:=[.S325]-[.T325]" office:value-type="float" office:value="-354.75" calcext:value-type="float">
            <text:p>-354,75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7" calcext:value-type="float">
            <text:p>107,00</text:p>
          </table:table-cell>
          <table:table-cell office:value-type="string" calcext:value-type="string">
            <text:p>boisseaux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26]+([.M326]/20)+([.N326]/240)" office:value-type="float" office:value="4" calcext:value-type="float">
            <text:p>4,0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428" calcext:value-type="float">
            <text:p>428,0000</text:p>
          </table:table-cell>
          <table:table-cell table:formula="of:=[.S326]-[.T326]" office:value-type="float" office:value="-428" calcext:value-type="float">
            <text:p>-428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1" table:formula="of:=[.L327]+([.M327]/20)+([.N327]/240)" office:value-type="float" office:value="1.6" calcext:value-type="float">
            <text:p>1,6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198.4" calcext:value-type="float">
            <text:p>198,4000</text:p>
          </table:table-cell>
          <table:table-cell table:formula="of:=[.S327]-[.T327]" office:value-type="float" office:value="-198.4" calcext:value-type="float">
            <text:p>-198,4</text:p>
          </table:table-cell>
          <table:table-cell table:number-columns-repeated="100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328]+([.M328]/20)+([.N328]/240)" office:value-type="float" office:value="0" calcext:value-type="float">
            <text:p>0,0000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P328]+0.05*[.Q328]+[.R328]/240" office:value-type="float" office:value="800" calcext:value-type="float">
            <text:p>800</text:p>
          </table:table-cell>
          <table:table-cell table:formula="of:=[.J328]*[.O328]" office:value-type="float" office:value="0" calcext:value-type="float">
            <text:p>0,0000</text:p>
          </table:table-cell>
          <table:table-cell table:formula="of:=[.S328]-[.T328]" office:value-type="float" office:value="800" calcext:value-type="float">
            <text:p>800</text:p>
          </table:table-cell>
          <table:table-cell office:value-type="string" calcext:value-type="string">
            <text:p>valeur de 8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29]+([.M329]/20)+([.N329]/240)" office:value-type="float" office:value="0.3" calcext:value-type="float">
            <text:p>0,30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75" calcext:value-type="float">
            <text:p>75,0000</text:p>
          </table:table-cell>
          <table:table-cell table:formula="of:=[.S329]-[.T329]" office:value-type="float" office:value="-75" calcext:value-type="float">
            <text:p>-75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330]+([.M330]/20)+([.N330]/240)" office:value-type="float" office:value="0.75" calcext:value-type="float">
            <text:p>0,75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120" calcext:value-type="float">
            <text:p>120,0000</text:p>
          </table:table-cell>
          <table:table-cell table:formula="of:=[.S330]-[.T330]" office:value-type="float" office:value="-120" calcext:value-type="float">
            <text:p>-12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331]+([.M331]/20)+([.N331]/240)" office:value-type="float" office:value="0" calcext:value-type="float">
            <text:p>0,000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P331]+0.05*[.Q331]+[.R331]/240" office:value-type="float" office:value="124" calcext:value-type="float">
            <text:p>124</text:p>
          </table:table-cell>
          <table:table-cell table:formula="of:=[.J331]*[.O331]" office:value-type="float" office:value="0" calcext:value-type="float">
            <text:p>0,0000</text:p>
          </table:table-cell>
          <table:table-cell table:formula="of:=[.S331]-[.T331]" office:value-type="float" office:value="124" calcext:value-type="float">
            <text:p>124</text:p>
          </table:table-cell>
          <table:table-cell office:value-type="string" calcext:value-type="string">
            <text:p>valeur de 124 L</text:p>
          </table:table-cell>
          <table:table-cell table:number-columns-repeated="1002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rat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60" calcext:value-type="float">
            <text:p>660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332]+([.M332]/20)+([.N332]/240)" office:value-type="float" office:value="2.5" calcext:value-type="float">
            <text:p>2,50000</text:p>
          </table:table-cell>
          <table:table-cell table:number-columns-repeated="3"/>
          <table:table-cell table:formula="of:=[.P332]+0.05*[.Q332]+[.R332]/240" office:value-type="float" office:value="0" calcext:value-type="float">
            <text:p>0</text:p>
          </table:table-cell>
          <table:table-cell table:formula="of:=[.J332]*[.O332]" office:value-type="float" office:value="1650" calcext:value-type="float">
            <text:p>1 650,0000</text:p>
          </table:table-cell>
          <table:table-cell table:formula="of:=[.S332]-[.T332]" office:value-type="float" office:value="-1650" calcext:value-type="float">
            <text:p>-1650</text:p>
          </table:table-cell>
          <table:table-cell table:number-columns-repeated="1003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araz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33]+([.M333]/20)+([.N333]/240)" office:value-type="float" office:value="2" calcext:value-type="float">
            <text:p>2,00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166" calcext:value-type="float">
            <text:p>166,0000</text:p>
          </table:table-cell>
          <table:table-cell table:formula="of:=[.S333]-[.T333]" office:value-type="float" office:value="-166" calcext:value-type="float">
            <text:p>-166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emies caisses</text:p>
          </table:table-cell>
          <table:table-cell office:value-type="float" office:value="62" calcext:value-type="float">
            <text:p>62,000</text:p>
          </table:table-cell>
          <table:table-cell table:number-columns-repeated="2"/>
          <table:table-cell table:style-name="ce21" table:formula="of:=[.L334]+([.M334]/20)+([.N334]/240)" office:value-type="float" office:value="62" calcext:value-type="float">
            <text:p>62,0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744" calcext:value-type="float">
            <text:p>744,0000</text:p>
          </table:table-cell>
          <table:table-cell table:formula="of:=[.S334]-[.T334]" office:value-type="float" office:value="-744" calcext:value-type="float">
            <text:p>-744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362" calcext:value-type="float">
            <text:p>3 3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335]+([.M335]/20)+([.N335]/240)" office:value-type="float" office:value="0.4" calcext:value-type="float">
            <text:p>0,40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1344.8" calcext:value-type="float">
            <text:p>1 344,8000</text:p>
          </table:table-cell>
          <table:table-cell table:formula="of:=[.S335]-[.T335]" office:value-type="float" office:value="-1344.8" calcext:value-type="float">
            <text:p>-1344,8</text:p>
          </table:table-cell>
          <table:table-cell table:number-columns-repeated="100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271" calcext:value-type="float">
            <text:p>5 271,00</text:p>
          </table:table-cell>
          <table:table-cell office:value-type="string" calcext:value-type="string">
            <text:p>tonneaux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336]+([.M336]/20)+([.N336]/240)" office:value-type="float" office:value="35" calcext:value-type="float">
            <text:p>35,00000</text:p>
          </table:table-cell>
          <table:table-cell table:number-columns-repeated="3"/>
          <table:table-cell table:formula="of:=[.P336]+0.05*[.Q336]+[.R336]/240" office:value-type="float" office:value="0" calcext:value-type="float">
            <text:p>0</text:p>
          </table:table-cell>
          <table:table-cell table:formula="of:=[.J336]*[.O336]" office:value-type="float" office:value="184485" calcext:value-type="float">
            <text:p>184 485,0000</text:p>
          </table:table-cell>
          <table:table-cell table:formula="of:=[.S336]-[.T336]" office:value-type="float" office:value="-184485" calcext:value-type="float">
            <text:p>-184485</text:p>
          </table:table-cell>
          <table:table-cell table:number-columns-repeated="100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irop mela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94" calcext:value-type="float">
            <text:p>79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337]+([.M337]/20)+([.N337]/240)" office:value-type="float" office:value="0.45" calcext:value-type="float">
            <text:p>0,45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357.3" calcext:value-type="float">
            <text:p>357,3000</text:p>
          </table:table-cell>
          <table:table-cell table:formula="of:=[.S337]-[.T337]" office:value-type="float" office:value="-357.3" calcext:value-type="float">
            <text:p>-357,3</text:p>
          </table:table-cell>
          <table:table-cell table:number-columns-repeated="1003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51" calcext:value-type="float">
            <text:p>951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38]+([.M338]/20)+([.N338]/240)" office:value-type="float" office:value="3" calcext:value-type="float">
            <text:p>3,00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2853" calcext:value-type="float">
            <text:p>2 853,0000</text:p>
          </table:table-cell>
          <table:table-cell table:formula="of:=[.S338]-[.T338]" office:value-type="float" office:value="-2853" calcext:value-type="float">
            <text:p>-2853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rafi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700" calcext:value-type="float">
            <text:p>10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339]+([.M339]/20)+([.N339]/240)" office:value-type="float" office:value="0.6" calcext:value-type="float">
            <text:p>0,60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6420" calcext:value-type="float">
            <text:p>6 420,0000</text:p>
          </table:table-cell>
          <table:table-cell table:formula="of:=[.S339]-[.T339]" office:value-type="float" office:value="-6420" calcext:value-type="float">
            <text:p>-6420</text:p>
          </table:table-cell>
          <table:table-cell table:number-columns-repeated="100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ba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640" calcext:value-type="float">
            <text:p>2 640,00</text:p>
          </table:table-cell>
          <table:table-cell office:value-type="string" calcext:value-type="string">
            <text:p>aul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40]+([.M340]/20)+([.N340]/240)" office:value-type="float" office:value="6" calcext:value-type="float">
            <text:p>6,00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15840" calcext:value-type="float">
            <text:p>15 840,0000</text:p>
          </table:table-cell>
          <table:table-cell table:formula="of:=[.S340]-[.T340]" office:value-type="float" office:value="-15840" calcext:value-type="float">
            <text:p>-15840</text:p>
          </table:table-cell>
          <table:table-cell table:number-columns-repeated="1003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341]+([.M341]/20)+([.N341]/240)" office:value-type="float" office:value="10" calcext:value-type="float">
            <text:p>10,00000</text:p>
          </table:table-cell>
          <table:table-cell table:number-columns-repeated="3"/>
          <table:table-cell table:formula="of:=[.P341]+0.05*[.Q341]+[.R341]/240" office:value-type="float" office:value="0" calcext:value-type="float">
            <text:p>0</text:p>
          </table:table-cell>
          <table:table-cell table:formula="of:=[.J341]*[.O341]" office:value-type="float" office:value="240" calcext:value-type="float">
            <text:p>240,0000</text:p>
          </table:table-cell>
          <table:table-cell table:formula="of:=[.S341]-[.T341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60" calcext:value-type="float">
            <text:p>56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42]+([.M342]/20)+([.N342]/240)" office:value-type="float" office:value="2" calcext:value-type="float">
            <text:p>2,00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1120" calcext:value-type="float">
            <text:p>1 120,0000</text:p>
          </table:table-cell>
          <table:table-cell table:formula="of:=[.S342]-[.T342]" office:value-type="float" office:value="-1120" calcext:value-type="float">
            <text:p>-1120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660" calcext:value-type="float">
            <text:p>2 66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43]+([.M343]/20)+([.N343]/240)" office:value-type="float" office:value="1.5" calcext:value-type="float">
            <text:p>1,50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3990" calcext:value-type="float">
            <text:p>3 990,0000</text:p>
          </table:table-cell>
          <table:table-cell table:formula="of:=[.S343]-[.T343]" office:value-type="float" office:value="-3990" calcext:value-type="float">
            <text:p>-3990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Combour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370" calcext:value-type="float">
            <text:p>18 37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344]+([.M344]/20)+([.N344]/240)" office:value-type="float" office:value="1" calcext:value-type="float">
            <text:p>1,00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18370" calcext:value-type="float">
            <text:p>18 370,0000</text:p>
          </table:table-cell>
          <table:table-cell table:formula="of:=[.S344]-[.T344]" office:value-type="float" office:value="-18370" calcext:value-type="float">
            <text:p>-18370</text:p>
          </table:table-cell>
          <table:table-cell table:number-columns-repeated="100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cru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45]+([.M345]/20)+([.N345]/240)" office:value-type="float" office:value="1.5" calcext:value-type="float">
            <text:p>1,50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900" calcext:value-type="float">
            <text:p>900,0000</text:p>
          </table:table-cell>
          <table:table-cell table:formula="of:=[.S345]-[.T345]" office:value-type="float" office:value="-900" calcext:value-type="float">
            <text:p>-90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cru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346]+([.M346]/20)+([.N346]/240)" office:value-type="float" office:value="50" calcext:value-type="float">
            <text:p>50,0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1200" calcext:value-type="float">
            <text:p>1 200,0000</text:p>
          </table:table-cell>
          <table:table-cell table:formula="of:=[.S346]-[.T346]" office:value-type="float" office:value="-1200" calcext:value-type="float">
            <text:p>-120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ecrü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24" calcext:value-type="float">
            <text:p>324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47]+([.M347]/20)+([.N347]/240)" office:value-type="float" office:value="1.5" calcext:value-type="float">
            <text:p>1,50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486" calcext:value-type="float">
            <text:p>486,0000</text:p>
          </table:table-cell>
          <table:table-cell table:formula="of:=[.S347]-[.T347]" office:value-type="float" office:value="-486" calcext:value-type="float">
            <text:p>-486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6600" calcext:value-type="float">
            <text:p>96 6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348]+([.M348]/20)+([.N348]/240)" office:value-type="float" office:value="1.25" calcext:value-type="float">
            <text:p>1,25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120750" calcext:value-type="float">
            <text:p>120 750,0000</text:p>
          </table:table-cell>
          <table:table-cell table:formula="of:=[.S348]-[.T348]" office:value-type="float" office:value="-120750" calcext:value-type="float">
            <text:p>-12075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523" calcext:value-type="float">
            <text:p>30 523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1" table:formula="of:=[.L349]+([.M349]/20)+([.N349]/240)" office:value-type="float" office:value="0.95" calcext:value-type="float">
            <text:p>0,95000</text:p>
          </table:table-cell>
          <table:table-cell table:number-columns-repeated="3"/>
          <table:table-cell table:formula="of:=[.P349]+0.05*[.Q349]+[.R349]/240" office:value-type="float" office:value="0" calcext:value-type="float">
            <text:p>0</text:p>
          </table:table-cell>
          <table:table-cell table:formula="of:=[.J349]*[.O349]" office:value-type="float" office:value="28996.85" calcext:value-type="float">
            <text:p>28 996,8500</text:p>
          </table:table-cell>
          <table:table-cell table:formula="of:=[.S349]-[.T349]" office:value-type="float" office:value="-28996.85" calcext:value-type="float">
            <text:p>-28996,85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haut b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988" calcext:value-type="float">
            <text:p>1 98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21" table:formula="of:=[.L350]+([.M350]/20)+([.N350]/240)" office:value-type="float" office:value="3" calcext:value-type="float">
            <text:p>3,0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5964" calcext:value-type="float">
            <text:p>5 964,0000</text:p>
          </table:table-cell>
          <table:table-cell table:formula="of:=[.S350]-[.T350]" office:value-type="float" office:value="-5964" calcext:value-type="float">
            <text:p>-5964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595" calcext:value-type="float">
            <text:p>2 59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51]+([.M351]/20)+([.N351]/240)" office:value-type="float" office:value="2" calcext:value-type="float">
            <text:p>2,00000</text:p>
          </table:table-cell>
          <table:table-cell table:number-columns-repeated="3"/>
          <table:table-cell table:formula="of:=[.P351]+0.05*[.Q351]+[.R351]/240" office:value-type="float" office:value="0" calcext:value-type="float">
            <text:p>0</text:p>
          </table:table-cell>
          <table:table-cell table:formula="of:=[.J351]*[.O351]" office:value-type="float" office:value="5190" calcext:value-type="float">
            <text:p>5 190,0000</text:p>
          </table:table-cell>
          <table:table-cell table:formula="of:=[.S351]-[.T351]" office:value-type="float" office:value="-5190" calcext:value-type="float">
            <text:p>-519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Langue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352]+([.M352]/20)+([.N352]/240)" office:value-type="float" office:value="1.15" calcext:value-type="float">
            <text:p>1,15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172.5" calcext:value-type="float">
            <text:p>172,5000</text:p>
          </table:table-cell>
          <table:table-cell table:formula="of:=[.S352]-[.T352]" office:value-type="float" office:value="-172.5" calcext:value-type="float">
            <text:p>-172,5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353]+([.M353]/20)+([.N353]/240)" office:value-type="float" office:value="1.3" calcext:value-type="float">
            <text:p>1,300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2080" calcext:value-type="float">
            <text:p>2 080,0000</text:p>
          </table:table-cell>
          <table:table-cell table:formula="of:=[.S353]-[.T353]" office:value-type="float" office:value="-2080" calcext:value-type="float">
            <text:p>-208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54]+([.M354]/20)+([.N354]/240)" office:value-type="float" office:value="1.5" calcext:value-type="float">
            <text:p>1,5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2400" calcext:value-type="float">
            <text:p>2 400,0000</text:p>
          </table:table-cell>
          <table:table-cell table:formula="of:=[.S354]-[.T354]" office:value-type="float" office:value="-2400" calcext:value-type="float">
            <text:p>-240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à 4 f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sac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355]+([.M355]/20)+([.N355]/240)" office:value-type="float" office:value="1" calcext:value-type="float">
            <text:p>1,000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1000" calcext:value-type="float">
            <text:p>1 000,0000</text:p>
          </table:table-cell>
          <table:table-cell table:formula="of:=[.S355]-[.T355]" office:value-type="float" office:value="-1000" calcext:value-type="float">
            <text:p>-100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à 4 f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88" calcext:value-type="float">
            <text:p>78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356]+([.M356]/20)+([.N356]/240)" office:value-type="float" office:value="1" calcext:value-type="float">
            <text:p>1,00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788" calcext:value-type="float">
            <text:p>788,0000</text:p>
          </table:table-cell>
          <table:table-cell table:formula="of:=[.S356]-[.T356]" office:value-type="float" office:value="-788" calcext:value-type="float">
            <text:p>-788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975" calcext:value-type="float">
            <text:p>9 97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1" table:formula="of:=[.L357]+([.M357]/20)+([.N357]/240)" office:value-type="float" office:value="0.95" calcext:value-type="float">
            <text:p>0,95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9476.25" calcext:value-type="float">
            <text:p>9 476,2500</text:p>
          </table:table-cell>
          <table:table-cell table:formula="of:=[.S357]-[.T357]" office:value-type="float" office:value="-9476.25" calcext:value-type="float">
            <text:p>-9476,25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21" table:formula="of:=[.L358]+([.M358]/20)+([.N358]/240)" office:value-type="float" office:value="33" calcext:value-type="float">
            <text:p>33,00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2640" calcext:value-type="float">
            <text:p>2 640,0000</text:p>
          </table:table-cell>
          <table:table-cell table:formula="of:=[.S358]-[.T358]" office:value-type="float" office:value="-2640" calcext:value-type="float">
            <text:p>-264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gr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l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1" table:formula="of:=[.L359]+([.M359]/20)+([.N359]/240)" office:value-type="float" office:value="500" calcext:value-type="float">
            <text:p>500,00000</text:p>
          </table:table-cell>
          <table:table-cell table:number-columns-repeated="3"/>
          <table:table-cell table:formula="of:=[.P359]+0.05*[.Q359]+[.R359]/240" office:value-type="float" office:value="0" calcext:value-type="float">
            <text:p>0</text:p>
          </table:table-cell>
          <table:table-cell table:formula="of:=[.J359]*[.O359]" office:value-type="float" office:value="1000" calcext:value-type="float">
            <text:p>1 000,0000</text:p>
          </table:table-cell>
          <table:table-cell table:formula="of:=[.S359]-[.T359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6" calcext:value-type="float">
            <text:p>166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360]+([.M360]/20)+([.N360]/240)" office:value-type="float" office:value="50" calcext:value-type="float">
            <text:p>50,00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8300" calcext:value-type="float">
            <text:p>8 300,0000</text:p>
          </table:table-cell>
          <table:table-cell table:formula="of:=[.S360]-[.T360]" office:value-type="float" office:value="-8300" calcext:value-type="float">
            <text:p>-830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Bl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onneaux</text:p>
          </table:table-cell>
          <table:table-cell office:value-type="float" office:value="360" calcext:value-type="float">
            <text:p>360,000</text:p>
          </table:table-cell>
          <table:table-cell table:number-columns-repeated="2"/>
          <table:table-cell table:style-name="ce21" table:formula="of:=[.L361]+([.M361]/20)+([.N361]/240)" office:value-type="float" office:value="360" calcext:value-type="float">
            <text:p>360,0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1080" calcext:value-type="float">
            <text:p>1 080,0000</text:p>
          </table:table-cell>
          <table:table-cell table:formula="of:=[.S361]-[.T361]" office:value-type="float" office:value="-1080" calcext:value-type="float">
            <text:p>-108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362]+([.M362]/20)+([.N362]/240)" office:value-type="float" office:value="90" calcext:value-type="float">
            <text:p>90,00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1170" calcext:value-type="float">
            <text:p>1 170,0000</text:p>
          </table:table-cell>
          <table:table-cell table:formula="of:=[.S362]-[.T362]" office:value-type="float" office:value="-1170" calcext:value-type="float">
            <text:p>-117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5.25" calcext:value-type="float">
            <text:p>45,25</text:p>
          </table:table-cell>
          <table:table-cell office:value-type="string" calcext:value-type="string">
            <text:p>tonneaux</text:p>
          </table:table-cell>
          <table:table-cell office:value-type="float" office:value="360" calcext:value-type="float">
            <text:p>360,000</text:p>
          </table:table-cell>
          <table:table-cell table:number-columns-repeated="2"/>
          <table:table-cell table:style-name="ce21" table:formula="of:=[.L363]+([.M363]/20)+([.N363]/240)" office:value-type="float" office:value="360" calcext:value-type="float">
            <text:p>360,00000</text:p>
          </table:table-cell>
          <table:table-cell table:number-columns-repeated="3"/>
          <table:table-cell table:formula="of:=[.P363]+0.05*[.Q363]+[.R363]/240" office:value-type="float" office:value="0" calcext:value-type="float">
            <text:p>0</text:p>
          </table:table-cell>
          <table:table-cell table:formula="of:=[.J363]*[.O363]" office:value-type="float" office:value="16290" calcext:value-type="float">
            <text:p>16 290,0000</text:p>
          </table:table-cell>
          <table:table-cell table:formula="of:=[.S363]-[.T363]" office:value-type="float" office:value="-16290" calcext:value-type="float">
            <text:p>-1629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onneaux</text:p>
          </table:table-cell>
          <table:table-cell office:value-type="float" office:value="360" calcext:value-type="float">
            <text:p>360,000</text:p>
          </table:table-cell>
          <table:table-cell table:number-columns-repeated="2"/>
          <table:table-cell table:style-name="ce21" table:formula="of:=[.L364]+([.M364]/20)+([.N364]/240)" office:value-type="float" office:value="360" calcext:value-type="float">
            <text:p>360,0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1080" calcext:value-type="float">
            <text:p>1 080,0000</text:p>
          </table:table-cell>
          <table:table-cell table:formula="of:=[.S364]-[.T364]" office:value-type="float" office:value="-1080" calcext:value-type="float">
            <text:p>-108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365]+([.M365]/20)+([.N365]/240)" office:value-type="float" office:value="1.75" calcext:value-type="float">
            <text:p>1,75000</text:p>
          </table:table-cell>
          <table:table-cell table:number-columns-repeated="3"/>
          <table:table-cell table:formula="of:=[.P365]+0.05*[.Q365]+[.R365]/240" office:value-type="float" office:value="0" calcext:value-type="float">
            <text:p>0</text:p>
          </table:table-cell>
          <table:table-cell table:formula="of:=[.J365]*[.O365]" office:value-type="float" office:value="393.75" calcext:value-type="float">
            <text:p>393,7500</text:p>
          </table:table-cell>
          <table:table-cell table:formula="of:=[.S365]-[.T365]" office:value-type="float" office:value="-393.75" calcext:value-type="float">
            <text:p>-393,75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musc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366]+([.M366]/20)+([.N366]/240)" office:value-type="float" office:value="120" calcext:value-type="float">
            <text:p>120,00000</text:p>
          </table:table-cell>
          <table:table-cell table:number-columns-repeated="3"/>
          <table:table-cell table:formula="of:=[.P366]+0.05*[.Q366]+[.R366]/240" office:value-type="float" office:value="0" calcext:value-type="float">
            <text:p>0</text:p>
          </table:table-cell>
          <table:table-cell table:formula="of:=[.J366]*[.O366]" office:value-type="float" office:value="120" calcext:value-type="float">
            <text:p>120,0000</text:p>
          </table:table-cell>
          <table:table-cell table:formula="of:=[.S366]-[.T366]" office:value-type="float" office:value="-120" calcext:value-type="float">
            <text:p>-12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musc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67]+([.M367]/20)+([.N367]/240)" office:value-type="float" office:value="2" calcext:value-type="float">
            <text:p>2,00000</text:p>
          </table:table-cell>
          <table:table-cell table:number-columns-repeated="3"/>
          <table:table-cell table:formula="of:=[.P367]+0.05*[.Q367]+[.R367]/240" office:value-type="float" office:value="0" calcext:value-type="float">
            <text:p>0</text:p>
          </table:table-cell>
          <table:table-cell table:formula="of:=[.J367]*[.O367]" office:value-type="float" office:value="150" calcext:value-type="float">
            <text:p>150,0000</text:p>
          </table:table-cell>
          <table:table-cell table:formula="of:=[.S367]-[.T367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muid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368]+([.M368]/20)+([.N368]/240)" office:value-type="float" office:value="110" calcext:value-type="float">
            <text:p>110,00000</text:p>
          </table:table-cell>
          <table:table-cell table:number-columns-repeated="3"/>
          <table:table-cell table:formula="of:=[.P368]+0.05*[.Q368]+[.R368]/240" office:value-type="float" office:value="0" calcext:value-type="float">
            <text:p>0</text:p>
          </table:table-cell>
          <table:table-cell table:formula="of:=[.J368]*[.O368]" office:value-type="float" office:value="192.5" calcext:value-type="float">
            <text:p>192,5000</text:p>
          </table:table-cell>
          <table:table-cell table:formula="of:=[.S368]-[.T368]" office:value-type="float" office:value="-192.5" calcext:value-type="float">
            <text:p>-192,5</text:p>
          </table:table-cell>
          <table:table-cell table:number-columns-repeated="100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e Querc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tonneaux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1" table:formula="of:=[.L369]+([.M369]/20)+([.N369]/240)" office:value-type="float" office:value="250" calcext:value-type="float">
            <text:p>250,0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1500" calcext:value-type="float">
            <text:p>1 500,0000</text:p>
          </table:table-cell>
          <table:table-cell table:formula="of:=[.S369]-[.T369]" office:value-type="float" office:value="-1500" calcext:value-type="float">
            <text:p>-150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iercon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370]+([.M370]/20)+([.N370]/240)" office:value-type="float" office:value="15" calcext:value-type="float">
            <text:p>15,00000</text:p>
          </table:table-cell>
          <table:table-cell table:number-columns-repeated="3"/>
          <table:table-cell table:formula="of:=[.P370]+0.05*[.Q370]+[.R370]/240" office:value-type="float" office:value="0" calcext:value-type="float">
            <text:p>0</text:p>
          </table:table-cell>
          <table:table-cell table:formula="of:=[.J370]*[.O370]" office:value-type="float" office:value="30" calcext:value-type="float">
            <text:p>30,0000</text:p>
          </table:table-cell>
          <table:table-cell table:formula="of:=[.S370]-[.T370]" office:value-type="float" office:value="-30" calcext:value-type="float">
            <text:p>-30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ustenciles de p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1" table:formula="of:=[.L371]+([.M371]/20)+([.N371]/240)" office:value-type="float" office:value="0" calcext:value-type="float">
            <text:p>0,00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[.P371]+0.05*[.Q371]+[.R371]/240" office:value-type="float" office:value="8000" calcext:value-type="float">
            <text:p>8000</text:p>
          </table:table-cell>
          <table:table-cell table:formula="of:=[.J371]*[.O371]" office:value-type="float" office:value="0" calcext:value-type="float">
            <text:p>0,0000</text:p>
          </table:table-cell>
          <table:table-cell table:formula="of:=[.S371]-[.T371]" office:value-type="float" office:value="8000" calcext:value-type="float">
            <text:p>8000</text:p>
          </table:table-cell>
          <table:table-cell office:value-type="string" calcext:value-type="string">
            <text:p>valeur de 8000 L cy</text:p>
          </table:table-cell>
          <table:table-cell table:number-columns-repeated="1002"/>
        </table:table-row>
        <table:table-row table:style-name="ro2" table:number-rows-repeated="231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1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3:46:22.3960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49S</meta:editing-duration>
    <meta:editing-cycles>145</meta:editing-cycles>
    <meta:generator>LibreOffice/5.1.6.2$MacOSX_X86_64 LibreOffice_project/07ac168c60a517dba0f0d7bc7540f5afa45f0909</meta:generator>
    <dc:date>2017-06-22T14:45:34.818411000</dc:date>
    <meta:document-statistic meta:table-count="3" meta:cell-count="6527" meta:object-count="0"/>
    <meta:user-defined meta:name="Info 1"/>
    <meta:user-defined meta:name="Info 2"/>
    <meta:user-defined meta:name="Info 3"/>
    <meta:user-defined meta:name="Info 4"/>
  </office:meta>
</office:document-meta>
</file>